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1.355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5.3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31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9.1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717cm"/>
    </style:style>
    <style:style style:name="co13" style:family="table-column">
      <style:table-column-properties fo:break-before="auto" style:column-width="1.593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6.854cm"/>
    </style:style>
    <style:style style:name="co17" style:family="table-column">
      <style:table-column-properties fo:break-before="auto" style:column-width="1.199cm"/>
    </style:style>
    <style:style style:name="co18" style:family="table-column">
      <style:table-column-properties fo:break-before="auto" style:column-width="1.1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0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cm"/>
    </style:style>
    <style:style style:name="ce112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cm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19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11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12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1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27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1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3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>
      <style:text-properties style:font-weight-asian="bold" style:font-weight-complex="bold"/>
    </style:style>
    <style:style style:name="ce149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3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56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57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158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</style:style>
    <style:style style:name="ce159" style:family="table-cell" style:parent-style-name="Default" style:data-style-name="N0">
      <style:table-cell-properties fo:border-bottom="0.06pt solid #000000" fo:background-color="#ffff38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0" style:family="table-cell" style:parent-style-name="Default">
      <style:table-cell-properties fo:border-bottom="0.06pt solid #000000" fo:background-color="#ffff38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2" style:family="table-cell" style:parent-style-name="Default">
      <style:table-cell-properties fo:border-bottom="0.06pt solid #000000" fo:background-color="#8d1d75" fo:border-left="none" fo:border-right="0.06pt solid #000000" fo:border-top="0.06pt solid #000000" style:vertical-align="middle"/>
    </style:style>
    <style:style style:name="ce163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164" style:family="table-cell" style:parent-style-name="Default">
      <style:table-cell-properties fo:border-bottom="0.06pt solid #000000" fo:background-color="#ffff38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65" style:family="table-cell" style:parent-style-name="Default">
      <style:table-cell-properties fo:border-bottom="0.06pt solid #000000" fo:background-color="#ffd428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66" style:family="table-cell" style:parent-style-name="Default">
      <style:table-cell-properties fo:border-bottom="0.06pt solid #000000" fo:background-color="#5eb91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5eb91e" style:text-align-source="fix" style:repeat-content="false" fo:border-left="none" fo:border-right="none" fo:border-top="0.06pt solid #000000"/>
      <style:paragraph-properties fo:text-align="center" fo:margin-left="0cm"/>
    </style:style>
    <style:style style:name="ce171" style:family="table-cell" style:parent-style-name="Default">
      <style:table-cell-properties fo:border-bottom="0.06pt solid #000000" fo:border-left="none" fo:border-right="none" fo:border-top="0.06pt solid #000000"/>
    </style:style>
    <style:style style:name="ce17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31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3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08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36" style:family="table-cell" style:parent-style-name="Default" style:data-style-name="N100"/>
    <style:style style:name="ce138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6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M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3"/>
        <table:table-column table:style-name="co7" table:default-cell-style-name="Default"/>
        <table:table-row table:style-name="ro1">
          <table:table-cell table:style-name="ce109" office:value-type="string" calcext:value-type="string" table:number-columns-spanned="2" table:number-rows-spanned="1">
            <text:p>Address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Description</text:p>
          </table:table-cell>
          <table:covered-table-cell table:style-name="ce6"/>
          <table:covered-table-cell table:style-name="ce127"/>
          <table:table-cell table:style-name="ce124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10" office:value-type="string" calcext:value-type="string" table:number-columns-spanned="5" table:number-rows-spanned="1">
            <text:p>ROM</text:p>
          </table:table-cell>
          <table:covered-table-cell table:style-name="ce115"/>
          <table:covered-table-cell table:number-columns-repeated="3" table:style-name="ce118"/>
          <table:table-cell table:style-name="ce141" table:formula="of:=COM.MICROSOFT.CONCAT(TEXT(SUM([.F3:.F9]);&quot;#####&quot;); &quot; (&quot;; TEXT((SUM([.F3:.F9])-[.F7])/1024;&quot;#####&quot;); &quot; KB)&quot;)" office:value-type="string" office:string-value="7421 (7 KB)" calcext:value-type="string">
            <text:p>7421 (7 KB)</text:p>
          </table:table-cell>
          <table:table-cell table:style-name="ce148"/>
        </table:table-row>
        <table:table-row table:style-name="ro1">
          <table:table-cell table:style-name="ce111" office:value-type="string" calcext:value-type="string">
            <text:p>0008</text:p>
          </table:table-cell>
          <table:table-cell table:style-name="ce111" office:value-type="string" calcext:value-type="string">
            <text:p>01DF</text:p>
          </table:table-cell>
          <table:table-cell table:style-name="ce119" office:value-type="string" calcext:value-type="string" table:number-columns-spanned="2" table:number-rows-spanned="1">
            <text:p>Initialise SIO/2</text:p>
          </table:table-cell>
          <table:covered-table-cell table:style-name="ce11"/>
          <table:table-cell table:style-name="ce128" table:formula="of:=COM.MICROSOFT.CONCAT(&quot;BIOS &quot;;CHAR(10);CHAR(13);TEXT(SUM([.F3:.F5]);&quot;####&quot;);&quot; bytes&quot;)" office:value-type="string" office:string-value="BIOS &#10;&#13;2168 bytes" calcext:value-type="string" table:number-columns-spanned="1" table:number-rows-spanned="3">
            <text:p>BIOS </text:p>
            <text:p>2168 bytes</text:p>
          </table:table-cell>
          <table:table-cell table:style-name="ce142" table:formula="of:=HEX2DEC([.B3])-HEX2DEC([.A3])+1" office:value-type="float" office:value="472" calcext:value-type="float">
            <text:p>472</text:p>
          </table:table-cell>
          <table:table-cell/>
        </table:table-row>
        <table:table-row table:style-name="ro1">
          <table:table-cell table:style-name="ce112" table:formula="of:=DEC2HEX(HEX2DEC([.B3])+1; 4)" office:value-type="string" office:string-value="01E0" calcext:value-type="string">
            <text:p>01E0</text:p>
          </table:table-cell>
          <table:table-cell table:style-name="ce111" office:value-type="string" calcext:value-type="string">
            <text:p>0777</text:p>
          </table:table-cell>
          <table:table-cell table:style-name="ce11" office:value-type="string" calcext:value-type="string" table:number-columns-spanned="2" table:number-rows-spanned="1">
            <text:p>BIOS code</text:p>
          </table:table-cell>
          <table:covered-table-cell table:style-name="ce11"/>
          <table:covered-table-cell table:style-name="ce129" table:formula="of:=SUM([.F3:.F5])" office:value-type="float" office:value="2168" calcext:value-type="float">
            <text:p>2168</text:p>
          </table:covered-table-cell>
          <table:table-cell table:style-name="ce142" table:formula="of:=HEX2DEC([.B4])-HEX2DEC([.A4])+1+8" office:value-type="float" office:value="1440" calcext:value-type="float">
            <text:p>1440</text:p>
          </table:table-cell>
          <table:table-cell/>
        </table:table-row>
        <table:table-row table:style-name="ro1">
          <table:table-cell table:style-name="ce112" table:formula="of:=DEC2HEX(HEX2DEC([.B4])+1; 4)" office:value-type="string" office:string-value="0778" calcext:value-type="string">
            <text:p>0778</text:p>
          </table:table-cell>
          <table:table-cell table:style-name="ce111" office:value-type="string" calcext:value-type="string">
            <text:p>0877</text:p>
          </table:table-cell>
          <table:table-cell table:style-name="ce11" office:value-type="string" calcext:value-type="string" table:number-columns-spanned="2" table:number-rows-spanned="1">
            <text:p>BIOS Jumpblock</text:p>
          </table:table-cell>
          <table:covered-table-cell table:style-name="ce11"/>
          <table:covered-table-cell table:style-name="ce129"/>
          <table:table-cell table:style-name="ce142" table:formula="of:=HEX2DEC([.B5])-HEX2DEC([.A5])+1" office:value-type="float" office:value="256" calcext:value-type="float">
            <text:p>256</text:p>
          </table:table-cell>
          <table:table-cell/>
        </table:table-row>
        <table:table-row table:style-name="ro1">
          <table:table-cell table:style-name="ce112" table:formula="of:=DEC2HEX(HEX2DEC([.B5])+1; 4)" office:value-type="string" office:string-value="0878" calcext:value-type="string">
            <text:p>0878</text:p>
          </table:table-cell>
          <table:table-cell table:style-name="ce111" office:value-type="string" calcext:value-type="string">
            <text:p>0EFF</text:p>
          </table:table-cell>
          <table:table-cell table:style-name="ce12" office:value-type="string" calcext:value-type="string" table:number-columns-spanned="2" table:number-rows-spanned="1">
            <text:p>Kernel code</text:p>
          </table:table-cell>
          <table:covered-table-cell table:style-name="ce12"/>
          <table:table-cell table:style-name="ce18" table:formula="of:=COM.MICROSOFT.CONCAT(&quot;Kernel &quot;;CHAR(10);CHAR(13);TEXT([.F6]+[.F8];&quot;####&quot;);&quot; bytes&quot;)" office:value-type="string" office:string-value="Kernel &#10;&#13;1928 bytes" calcext:value-type="string" table:number-columns-spanned="1" table:number-rows-spanned="3">
            <text:p>Kernel </text:p>
            <text:p>1928 bytes</text:p>
          </table:table-cell>
          <table:table-cell table:style-name="ce142" table:formula="of:=HEX2DEC([.B6])-HEX2DEC([.A6])+1" office:value-type="float" office:value="1672" calcext:value-type="float">
            <text:p>1672</text:p>
          </table:table-cell>
          <table:table-cell/>
        </table:table-row>
        <table:table-row table:style-name="ro1">
          <table:table-cell table:style-name="ce112" table:formula="of:=DEC2HEX(HEX2DEC([.B6])-15; 4)" office:value-type="string" office:string-value="0EF0" calcext:value-type="string">
            <text:p>0EF0</text:p>
          </table:table-cell>
          <table:table-cell table:style-name="ce117" table:formula="of:=[.B6]" office:value-type="string" office:string-value="0EFF" calcext:value-type="string">
            <text:p>0EFF</text:p>
          </table:table-cell>
          <table:table-cell table:style-name="ce12" office:value-type="string" calcext:value-type="string" table:number-columns-spanned="2" table:number-rows-spanned="1">
            <text:p>dzOS version build</text:p>
          </table:table-cell>
          <table:covered-table-cell table:style-name="ce12"/>
          <table:covered-table-cell table:style-name="ce18"/>
          <table:table-cell table:style-name="ce142" table:formula="of:=HEX2DEC([.B7])-HEX2DEC([.A7])+1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12" table:formula="of:=DEC2HEX(HEX2DEC([.B6])+1; 4)" office:value-type="string" office:string-value="0F00" calcext:value-type="string">
            <text:p>0F00</text:p>
          </table:table-cell>
          <table:table-cell table:style-name="ce111" office:value-type="string" calcext:value-type="string">
            <text:p>0FFF</text:p>
          </table:table-cell>
          <table:table-cell table:style-name="ce12" office:value-type="string" calcext:value-type="string" table:number-columns-spanned="2" table:number-rows-spanned="1">
            <text:p>Kernel Jumpblock</text:p>
          </table:table-cell>
          <table:covered-table-cell table:style-name="ce12"/>
          <table:covered-table-cell table:style-name="ce134"/>
          <table:table-cell table:style-name="ce142" table:formula="of:=HEX2DEC([.B8])-HEX2DEC([.A8])+1" office:value-type="float" office:value="256" calcext:value-type="float">
            <text:p>256</text:p>
          </table:table-cell>
          <table:table-cell/>
        </table:table-row>
        <table:table-row table:style-name="ro2">
          <table:table-cell table:style-name="ce112" table:formula="of:=DEC2HEX(HEX2DEC([.B8])+1; 4)" office:value-type="string" office:string-value="1000" calcext:value-type="string">
            <text:p>1000</text:p>
          </table:table-cell>
          <table:table-cell table:style-name="ce111" office:value-type="string" calcext:value-type="string">
            <text:p>1CEC</text:p>
          </table:table-cell>
          <table:table-cell table:style-name="ce13" office:value-type="string" calcext:value-type="string" table:number-columns-spanned="2" table:number-rows-spanned="1">
            <text:p>CLI code</text:p>
          </table:table-cell>
          <table:covered-table-cell table:style-name="ce13"/>
          <table:table-cell table:style-name="ce135" table:formula="of:=COM.MICROSOFT.CONCAT(&quot;CLI &quot;;CHAR(10);CHAR(13);TEXT(SUM([.F9:.F9]);&quot;####&quot;);&quot; bytes&quot;)" office:value-type="string" office:string-value="CLI &#10;&#13;3309 bytes" calcext:value-type="string">
            <text:p>CLI </text:p>
            <text:p>3309 bytes</text:p>
          </table:table-cell>
          <table:table-cell table:style-name="ce142" table:formula="of:=HEX2DEC([.B9])-HEX2DEC([.A9])+1" office:value-type="float" office:value="3309" calcext:value-type="float">
            <text:p>3309</text:p>
          </table:table-cell>
          <table:table-cell/>
        </table:table-row>
        <table:table-row table:style-name="ro1">
          <table:table-cell table:style-name="ce112" table:formula="of:=DEC2HEX(HEX2DEC([.B9])+1; 4)" office:value-type="string" office:string-value="1CED" calcext:value-type="string">
            <text:p>1CED</text:p>
          </table:table-cell>
          <table:table-cell table:style-name="ce111" office:value-type="string" calcext:value-type="string">
            <text:p>1FFF</text:p>
          </table:table-cell>
          <table:table-cell table:style-name="ce14" office:value-type="string" calcext:value-type="string" table:number-columns-spanned="3" table:number-rows-spanned="1">
            <text:p>Free</text:p>
          </table:table-cell>
          <table:covered-table-cell table:style-name="ce14"/>
          <table:covered-table-cell table:style-name="ce137"/>
          <table:table-cell table:style-name="ce143" table:formula="of:=HEX2DEC([.B10])-HEX2DEC([.A10])+1" office:value-type="float" office:value="787" calcext:value-type="float">
            <text:p>787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39"/>
          <table:table-cell table:style-name="ce144"/>
          <table:table-cell/>
        </table:table-row>
        <table:table-row table:style-name="ro3">
          <table:table-cell table:number-columns-repeated="4"/>
          <table:table-cell table:style-name="ce139"/>
          <table:table-cell table:style-name="ce144"/>
          <table:table-cell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AM" table:style-name="ta1">
        <table:table-column table:style-name="co8" table:number-columns-repeated="2" table:default-cell-style-name="ce113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3"/>
        <table:table-row table:style-name="ro1">
          <table:table-cell table:style-name="ce109" office:value-type="string" calcext:value-type="string" table:number-columns-spanned="2" table:number-rows-spanned="1">
            <text:p>Address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Description</text:p>
          </table:table-cell>
          <table:covered-table-cell table:style-name="ce6"/>
          <table:covered-table-cell table:style-name="ce127"/>
          <table:table-cell table:style-name="ce124" office:value-type="string" calcext:value-type="string">
            <text:p>Size (bytes)</text:p>
          </table:table-cell>
        </table:table-row>
        <table:table-row table:style-name="ro1">
          <table:table-cell table:style-name="ce149" office:value-type="string" calcext:value-type="string" table:number-columns-spanned="5" table:number-rows-spanned="1">
            <text:p>RAM</text:p>
          </table:table-cell>
          <table:covered-table-cell table:style-name="ce153"/>
          <table:covered-table-cell table:number-columns-repeated="2" table:style-name="ce157"/>
          <table:covered-table-cell table:style-name="ce118"/>
          <table:table-cell table:style-name="ce141" table:formula="of:=COM.MICROSOFT.CONCAT(TEXT(([.F3]+[.F4]+[.F5]+[.F6]+[.F48]+[.F49]);&quot;#####&quot;); &quot; (&quot;; TEXT(([.F3]+[.F4]+[.F5]+[.F6]+[.F48]+[.F49])/1024;&quot;#####&quot;); &quot; KB)&quot;)" office:value-type="string" office:string-value="57343 (56 KB)" calcext:value-type="string">
            <text:p>57343 (56 KB)</text:p>
          </table:table-cell>
        </table:table-row>
        <table:table-row table:style-name="ro1">
          <table:table-cell table:style-name="ce151" office:value-type="float" office:value="2000" calcext:value-type="float">
            <text:p>2000</text:p>
          </table:table-cell>
          <table:table-cell table:style-name="ce154" table:formula="of:=DEC2HEX(HEX2DEC([.A3])+[.F3]-1;4)" office:value-type="string" office:string-value="201F" calcext:value-type="string">
            <text:p>201F</text:p>
          </table:table-cell>
          <table:table-cell table:style-name="ce158" office:value-type="string" calcext:value-type="string" table:number-columns-spanned="2" table:number-rows-spanned="1">
            <text:p>Stack</text:p>
          </table:table-cell>
          <table:covered-table-cell table:style-name="ce163"/>
          <table:table-cell table:style-name="ce167"/>
          <table:table-cell table:style-name="ce172" office:value-type="float" office:value="32" calcext:value-type="float">
            <text:p>32</text:p>
          </table:table-cell>
        </table:table-row>
        <table:table-row table:style-name="ro1">
          <table:table-cell table:style-name="ce151" table:formula="of:=DEC2HEX(HEX2DEC([.B3])+1;4)" office:value-type="string" office:string-value="2020" calcext:value-type="string">
            <text:p>2020</text:p>
          </table:table-cell>
          <table:table-cell table:style-name="ce154" table:formula="of:=DEC2HEX(HEX2DEC([.A4])+[.F4]-1;4)" office:value-type="string" office:string-value="211F" calcext:value-type="string">
            <text:p>211F</text:p>
          </table:table-cell>
          <table:table-cell table:style-name="ce13" office:value-type="string" calcext:value-type="string" table:number-columns-spanned="2" table:number-rows-spanned="1">
            <text:p>BIOS Jumpblock (copy)</text:p>
          </table:table-cell>
          <table:covered-table-cell table:style-name="ce163"/>
          <table:table-cell table:style-name="ce167"/>
          <table:table-cell table:style-name="ce172" office:value-type="float" office:value="256" calcext:value-type="float">
            <text:p>256</text:p>
          </table:table-cell>
        </table:table-row>
        <table:table-row table:style-name="ro1">
          <table:table-cell table:style-name="ce151" table:formula="of:=DEC2HEX(HEX2DEC([.B4])+1;4)" office:value-type="string" office:string-value="2120" calcext:value-type="string">
            <text:p>2120</text:p>
          </table:table-cell>
          <table:table-cell table:style-name="ce154" table:formula="of:=DEC2HEX(HEX2DEC([.A5])+[.F5]-1;4)" office:value-type="string" office:string-value="221F" calcext:value-type="string">
            <text:p>221F</text:p>
          </table:table-cell>
          <table:table-cell table:style-name="ce13" office:value-type="string" calcext:value-type="string" table:number-columns-spanned="2" table:number-rows-spanned="1">
            <text:p>Kernel Jumpblock (copy)</text:p>
          </table:table-cell>
          <table:covered-table-cell table:style-name="ce13"/>
          <table:table-cell table:style-name="ce167"/>
          <table:table-cell table:style-name="ce172" office:value-type="float" office:value="256" calcext:value-type="float">
            <text:p>256</text:p>
          </table:table-cell>
        </table:table-row>
        <table:table-row table:style-name="ro1">
          <table:table-cell table:style-name="ce152" table:formula="of:=DEC2HEX(HEX2DEC([.B5])+1;4)" office:value-type="string" office:string-value="2220" calcext:value-type="string">
            <text:p>2220</text:p>
          </table:table-cell>
          <table:table-cell table:style-name="ce154" table:formula="of:=DEC2HEX(HEX2DEC([.A6])+[.F6]-1;4)" office:value-type="string" office:string-value="236E" calcext:value-type="string">
            <text:p>236E</text:p>
          </table:table-cell>
          <table:table-cell table:style-name="ce12" office:value-type="string" calcext:value-type="string" table:number-columns-spanned="2" table:number-rows-spanned="1">
            <text:p>System Variables</text:p>
          </table:table-cell>
          <table:covered-table-cell table:style-name="ce12"/>
          <table:table-cell table:style-name="ce167"/>
          <table:table-cell table:style-name="ce172" office:value-type="float" office:value="335" calcext:value-type="float">
            <text:p>335</text:p>
          </table:table-cell>
        </table:table-row>
        <table:table-row table:style-name="ro1">
          <table:table-cell table:style-name="ce151"/>
          <table:table-cell table:style-name="ce154"/>
          <table:table-cell table:style-name="ce159" table:formula="of:=[.A6]" office:value-type="string" office:string-value="2220" calcext:value-type="string">
            <text:p>2220</text:p>
          </table:table-cell>
          <table:table-cell table:style-name="ce164" office:value-type="string" calcext:value-type="string">
            <text:p>SIO_CH_A_BUFFER</text:p>
          </table:table-cell>
          <table:table-cell table:style-name="ce167"/>
          <table:table-cell table:style-name="ce172" office:value-type="float" office:value="64" calcext:value-type="float">
            <text:p>64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7])+[.F7])" office:value-type="string" office:string-value="2260" calcext:value-type="string">
            <text:p>2260</text:p>
          </table:table-cell>
          <table:table-cell table:style-name="ce164" office:value-type="string" calcext:value-type="string">
            <text:p>SIO_CH_A_IN_PTR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8])+[.F8])" office:value-type="string" office:string-value="2262" calcext:value-type="string">
            <text:p>2262</text:p>
          </table:table-cell>
          <table:table-cell table:style-name="ce164" office:value-type="string" calcext:value-type="string">
            <text:p>SIO_CH_A_RD_PTR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9])+[.F9])" office:value-type="string" office:string-value="2264" calcext:value-type="string">
            <text:p>2264</text:p>
          </table:table-cell>
          <table:table-cell table:style-name="ce164" office:value-type="string" calcext:value-type="string">
            <text:p>SIO_CH_A_BUFFER_USED</text:p>
          </table:table-cell>
          <table:table-cell table:style-name="ce167"/>
          <table:table-cell table:style-name="ce172" office:value-type="float" office:value="1" calcext:value-type="float">
            <text:p>1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10])+[.F10])" office:value-type="string" office:string-value="2265" calcext:value-type="string">
            <text:p>2265</text:p>
          </table:table-cell>
          <table:table-cell table:style-name="ce164" office:value-type="string" calcext:value-type="string">
            <text:p>SIO_CH_B_BUFFER</text:p>
          </table:table-cell>
          <table:table-cell table:style-name="ce167"/>
          <table:table-cell table:style-name="ce172" office:value-type="float" office:value="64" calcext:value-type="float">
            <text:p>64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11])+[.F11])" office:value-type="string" office:string-value="22A5" calcext:value-type="string">
            <text:p>22A5</text:p>
          </table:table-cell>
          <table:table-cell table:style-name="ce164" office:value-type="string" calcext:value-type="string">
            <text:p>SIO_CH_B_IN_PTR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12])+[.F12])" office:value-type="string" office:string-value="22A7" calcext:value-type="string">
            <text:p>22A7</text:p>
          </table:table-cell>
          <table:table-cell table:style-name="ce164" office:value-type="string" calcext:value-type="string">
            <text:p>SIO_CH_B_RD_PTR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13])+[.F13])" office:value-type="string" office:string-value="22A9" calcext:value-type="string">
            <text:p>22A9</text:p>
          </table:table-cell>
          <table:table-cell table:style-name="ce164" office:value-type="string" calcext:value-type="string">
            <text:p>SIO_CH_B_BUFFER_USED</text:p>
          </table:table-cell>
          <table:table-cell table:style-name="ce167"/>
          <table:table-cell table:style-name="ce172" office:value-type="float" office:value="1" calcext:value-type="float">
            <text:p>1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14])+[.F14])" office:value-type="string" office:string-value="22AA" calcext:value-type="string">
            <text:p>22AA</text:p>
          </table:table-cell>
          <table:table-cell table:style-name="ce164" office:value-type="string" calcext:value-type="string">
            <text:p>SIO_PRIMARY_CH</text:p>
          </table:table-cell>
          <table:table-cell table:style-name="ce167"/>
          <table:table-cell table:style-name="ce172" office:value-type="float" office:value="1" calcext:value-type="float">
            <text:p>1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15])+[.F15])" office:value-type="string" office:string-value="22AB" calcext:value-type="string">
            <text:p>22AB</text:p>
          </table:table-cell>
          <table:table-cell table:style-name="ce164" office:value-type="string" calcext:value-type="string">
            <text:p>buffer_cmd</text:p>
          </table:table-cell>
          <table:table-cell table:style-name="ce167"/>
          <table:table-cell table:style-name="ce172" office:value-type="float" office:value="16" calcext:value-type="float">
            <text:p>16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16])+[.F16])" office:value-type="string" office:string-value="22BB" calcext:value-type="string">
            <text:p>22BB</text:p>
          </table:table-cell>
          <table:table-cell table:style-name="ce164" office:value-type="string" calcext:value-type="string">
            <text:p>buffer_parm1_val</text:p>
          </table:table-cell>
          <table:table-cell table:style-name="ce167"/>
          <table:table-cell table:style-name="ce172" office:value-type="float" office:value="16" calcext:value-type="float">
            <text:p>16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17])+[.F17])" office:value-type="string" office:string-value="22CB" calcext:value-type="string">
            <text:p>22CB</text:p>
          </table:table-cell>
          <table:table-cell table:style-name="ce164" office:value-type="string" calcext:value-type="string">
            <text:p>buffer_parm2_val</text:p>
          </table:table-cell>
          <table:table-cell table:style-name="ce167"/>
          <table:table-cell table:style-name="ce172" office:value-type="float" office:value="16" calcext:value-type="float">
            <text:p>16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18])+[.F18])" office:value-type="string" office:string-value="22DB" calcext:value-type="string">
            <text:p>22DB</text:p>
          </table:table-cell>
          <table:table-cell table:style-name="ce164" office:value-type="string" calcext:value-type="string">
            <text:p>buffer_pgm</text:p>
          </table:table-cell>
          <table:table-cell table:style-name="ce167"/>
          <table:table-cell table:style-name="ce172" office:value-type="float" office:value="32" calcext:value-type="float">
            <text:p>32</text:p>
          </table:table-cell>
        </table:table-row>
        <table:table-row table:style-name="ro4">
          <table:table-cell table:style-name="ce151"/>
          <table:table-cell table:style-name="ce154"/>
          <table:table-cell table:style-name="ce160" table:formula="of:=DEC2HEX(HEX2DEC([.C19])+[.F19])" office:value-type="string" office:string-value="22FB" calcext:value-type="string">
            <text:p>22FB</text:p>
          </table:table-cell>
          <table:table-cell table:style-name="ce165" office:value-type="string" calcext:value-type="string">
            <text:p>cf_is_formatted</text:p>
          </table:table-cell>
          <table:table-cell table:style-name="ce167" office:value-type="string" calcext:value-type="string">
            <text:p>Indicates if the CompactFlash can be used.</text:p>
            <text:p>FF if it’s DZFS format. 00 otherwise</text:p>
          </table:table-cell>
          <table:table-cell table:style-name="ce172" office:value-type="float" office:value="1" calcext:value-type="float">
            <text:p>1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20])+[.F20])" office:value-type="string" office:string-value="22FC" calcext:value-type="string">
            <text:p>22FC</text:p>
          </table:table-cell>
          <table:table-cell table:style-name="ce165" office:value-type="string" calcext:value-type="string">
            <text:p>cur_partition</text:p>
          </table:table-cell>
          <table:table-cell table:style-name="ce167" office:value-type="string" calcext:value-type="string">
            <text:p>Current partition number. Used for LBA addressing.</text:p>
          </table:table-cell>
          <table:table-cell table:style-name="ce172" office:value-type="float" office:value="1" calcext:value-type="float">
            <text:p>1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21])+[.F21])" office:value-type="string" office:string-value="22FD" calcext:value-type="string">
            <text:p>22FD</text:p>
          </table:table-cell>
          <table:table-cell table:style-name="ce165" office:value-type="string" calcext:value-type="string">
            <text:p>cur_sector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22])+[.F22])" office:value-type="string" office:string-value="22FF" calcext:value-type="string">
            <text:p>22FF</text:p>
          </table:table-cell>
          <table:table-cell table:style-name="ce165" office:value-type="string" calcext:value-type="string">
            <text:p>cur_file_name</text:p>
          </table:table-cell>
          <table:table-cell table:style-name="ce167"/>
          <table:table-cell table:style-name="ce172" office:value-type="float" office:value="14" calcext:value-type="float">
            <text:p>14</text:p>
          </table:table-cell>
        </table:table-row>
        <table:table-row table:style-name="ro5">
          <table:table-cell table:style-name="ce151"/>
          <table:table-cell table:style-name="ce154"/>
          <table:table-cell table:style-name="ce160" table:formula="of:=DEC2HEX(HEX2DEC([.C23])+[.F23])" office:value-type="string" office:string-value="230D" calcext:value-type="string">
            <text:p>230D</text:p>
          </table:table-cell>
          <table:table-cell table:style-name="ce165" office:value-type="string" calcext:value-type="string">
            <text:p>cur_file_attribs</text:p>
          </table:table-cell>
          <table:table-cell table:style-name="ce168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1">Bit 4 - Not used.</text:span></text:p>
            <text:p><text:span text:style-name="T1">Bit 5 - Not used.</text:span></text:p>
            <text:p>Bit 6 - Not used.</text:p>
            <text:p>Bit 7 - Not used.</text:p>
          </table:table-cell>
          <table:table-cell table:style-name="ce172" office:value-type="float" office:value="1" calcext:value-type="float">
            <text:p>1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24])+[.F24])" office:value-type="string" office:string-value="230E" calcext:value-type="string">
            <text:p>230E</text:p>
          </table:table-cell>
          <table:table-cell table:style-name="ce165" office:value-type="string" calcext:value-type="string">
            <text:p>cur_file_time_created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25])+[.F25])" office:value-type="string" office:string-value="2310" calcext:value-type="string">
            <text:p>2310</text:p>
          </table:table-cell>
          <table:table-cell table:style-name="ce165" office:value-type="string" calcext:value-type="string">
            <text:p>cur_file_date_created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26])+[.F26])" office:value-type="string" office:string-value="2312" calcext:value-type="string">
            <text:p>2312</text:p>
          </table:table-cell>
          <table:table-cell table:style-name="ce165" office:value-type="string" calcext:value-type="string">
            <text:p>cur_file_time_modified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27])+[.F27])" office:value-type="string" office:string-value="2314" calcext:value-type="string">
            <text:p>2314</text:p>
          </table:table-cell>
          <table:table-cell table:style-name="ce165" office:value-type="string" calcext:value-type="string">
            <text:p>cur_file_date_modified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28])+[.F28])" office:value-type="string" office:string-value="2316" calcext:value-type="string">
            <text:p>2316</text:p>
          </table:table-cell>
          <table:table-cell table:style-name="ce165" office:value-type="string" calcext:value-type="string">
            <text:p>cur_file_size_bytes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29])+[.F29])" office:value-type="string" office:string-value="2318" calcext:value-type="string">
            <text:p>2318</text:p>
          </table:table-cell>
          <table:table-cell table:style-name="ce165" office:value-type="string" calcext:value-type="string">
            <text:p>cur_file_size_sectors</text:p>
          </table:table-cell>
          <table:table-cell table:style-name="ce167"/>
          <table:table-cell table:style-name="ce172" office:value-type="float" office:value="1" calcext:value-type="float">
            <text:p>1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30])+[.F30])" office:value-type="string" office:string-value="2319" calcext:value-type="string">
            <text:p>2319</text:p>
          </table:table-cell>
          <table:table-cell table:style-name="ce165" office:value-type="string" calcext:value-type="string">
            <text:p>cur_file_entry_number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31])+[.F31])" office:value-type="string" office:string-value="231B" calcext:value-type="string">
            <text:p>231B</text:p>
          </table:table-cell>
          <table:table-cell table:style-name="ce165" office:value-type="string" calcext:value-type="string">
            <text:p>cur_file_1st_sector</text:p>
          </table:table-cell>
          <table:table-cell table:style-name="ce167"/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32])+[.F32])" office:value-type="string" office:string-value="231D" calcext:value-type="string">
            <text:p>231D</text:p>
          </table:table-cell>
          <table:table-cell table:style-name="ce165" office:value-type="string" calcext:value-type="string">
            <text:p>cur_file_load_addr</text:p>
          </table:table-cell>
          <table:table-cell table:style-name="ce169"/>
          <table:table-cell table:style-name="ce172" office:value-type="float" office:value="2" calcext:value-type="float">
            <text:p>2</text:p>
          </table:table-cell>
        </table:table-row>
        <table:table-row table:style-name="ro6">
          <table:table-cell table:style-name="ce151"/>
          <table:table-cell table:style-name="ce154"/>
          <table:table-cell table:style-name="ce160" table:formula="of:=DEC2HEX(HEX2DEC([.C33])+[.F33])" office:value-type="string" office:string-value="231F" calcext:value-type="string">
            <text:p>231F</text:p>
          </table:table-cell>
          <table:table-cell table:style-name="ce164" office:value-type="string" calcext:value-type="string">
            <text:p>tmp_addr1</text:p>
          </table:table-cell>
          <table:table-cell table:style-name="ce167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34])+[.F34])" office:value-type="string" office:string-value="2321" calcext:value-type="string">
            <text:p>2321</text:p>
          </table:table-cell>
          <table:table-cell table:style-name="ce164" office:value-type="string" calcext:value-type="string">
            <text:p>tmp_addr2</text:p>
          </table:table-cell>
          <table:table-cell table:style-name="ce167" office:value-type="string" calcext:value-type="string">
            <text:p>Temporary storage for an address</text:p>
          </table:table-cell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35])+[.F35])" office:value-type="string" office:string-value="2323" calcext:value-type="string">
            <text:p>2323</text:p>
          </table:table-cell>
          <table:table-cell table:style-name="ce164" office:value-type="string" calcext:value-type="string">
            <text:p>tmp_addr3</text:p>
          </table:table-cell>
          <table:table-cell table:style-name="ce167" office:value-type="string" calcext:value-type="string">
            <text:p>Temporary storage for an address</text:p>
          </table:table-cell>
          <table:table-cell table:style-name="ce172" office:value-type="float" office:value="2" calcext:value-type="float">
            <text:p>2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36])+[.F36])" office:value-type="string" office:string-value="2325" calcext:value-type="string">
            <text:p>2325</text:p>
          </table:table-cell>
          <table:table-cell table:style-name="ce164" office:value-type="string" calcext:value-type="string">
            <text:p>tmp_byte</text:p>
          </table:table-cell>
          <table:table-cell table:style-name="ce167" office:value-type="string" calcext:value-type="string">
            <text:p>Temporary storage for a Byte</text:p>
          </table:table-cell>
          <table:table-cell table:style-name="ce172" office:value-type="float" office:value="1" calcext:value-type="float">
            <text:p>1</text:p>
          </table:table-cell>
        </table:table-row>
        <table:table-row table:style-name="ro1">
          <table:table-cell table:style-name="ce151"/>
          <table:table-cell table:style-name="ce154"/>
          <table:table-cell table:style-name="ce160" table:formula="of:=DEC2HEX(HEX2DEC([.C37])+[.F37])" office:value-type="string" office:string-value="2326" calcext:value-type="string">
            <text:p>2326</text:p>
          </table:table-cell>
          <table:table-cell table:style-name="ce164"/>
          <table:table-cell table:style-name="ce167"/>
          <table:table-cell table:style-name="ce172"/>
        </table:table-row>
        <table:table-row table:style-name="ro1">
          <table:table-cell table:style-name="ce151"/>
          <table:table-cell table:style-name="ce154"/>
          <table:table-cell table:style-name="ce160" table:formula="of:=DEC2HEX(HEX2DEC([.C38])+[.F38])" office:value-type="string" office:string-value="2326" calcext:value-type="string">
            <text:p>2326</text:p>
          </table:table-cell>
          <table:table-cell table:style-name="ce164"/>
          <table:table-cell table:style-name="ce167"/>
          <table:table-cell table:style-name="ce172"/>
        </table:table-row>
        <table:table-row table:style-name="ro1">
          <table:table-cell table:style-name="ce151"/>
          <table:table-cell table:style-name="ce154"/>
          <table:table-cell table:style-name="ce160" table:formula="of:=DEC2HEX(HEX2DEC([.C39])+[.F39])" office:value-type="string" office:string-value="2326" calcext:value-type="string">
            <text:p>2326</text:p>
          </table:table-cell>
          <table:table-cell table:style-name="ce164"/>
          <table:table-cell table:style-name="ce167"/>
          <table:table-cell table:style-name="ce172"/>
        </table:table-row>
        <table:table-row table:style-name="ro1">
          <table:table-cell table:style-name="ce151"/>
          <table:table-cell table:style-name="ce154"/>
          <table:table-cell table:style-name="ce160" table:formula="of:=DEC2HEX(HEX2DEC([.C40])+[.F40])" office:value-type="string" office:string-value="2326" calcext:value-type="string">
            <text:p>2326</text:p>
          </table:table-cell>
          <table:table-cell table:style-name="ce164"/>
          <table:table-cell table:style-name="ce167"/>
          <table:table-cell table:style-name="ce172"/>
        </table:table-row>
        <table:table-row table:style-name="ro1">
          <table:table-cell table:style-name="ce151"/>
          <table:table-cell table:style-name="ce154"/>
          <table:table-cell table:style-name="ce160" table:formula="of:=DEC2HEX(HEX2DEC([.C41])+[.F41])" office:value-type="string" office:string-value="2326" calcext:value-type="string">
            <text:p>2326</text:p>
          </table:table-cell>
          <table:table-cell table:style-name="ce164"/>
          <table:table-cell table:style-name="ce167"/>
          <table:table-cell table:style-name="ce172"/>
        </table:table-row>
        <table:table-row table:style-name="ro1">
          <table:table-cell table:style-name="ce151"/>
          <table:table-cell table:style-name="ce154"/>
          <table:table-cell table:style-name="ce160" table:formula="of:=DEC2HEX(HEX2DEC([.C42])+[.F42])" office:value-type="string" office:string-value="2326" calcext:value-type="string">
            <text:p>2326</text:p>
          </table:table-cell>
          <table:table-cell table:style-name="ce164"/>
          <table:table-cell table:style-name="ce167"/>
          <table:table-cell table:style-name="ce172"/>
        </table:table-row>
        <table:table-row table:style-name="ro1">
          <table:table-cell table:style-name="ce151"/>
          <table:table-cell table:style-name="ce154"/>
          <table:table-cell table:style-name="ce160" table:formula="of:=DEC2HEX(HEX2DEC([.C43])+[.F43])" office:value-type="string" office:string-value="2326" calcext:value-type="string">
            <text:p>2326</text:p>
          </table:table-cell>
          <table:table-cell table:style-name="ce164"/>
          <table:table-cell table:style-name="ce167"/>
          <table:table-cell table:style-name="ce172"/>
        </table:table-row>
        <table:table-row table:style-name="ro1">
          <table:table-cell table:style-name="ce151"/>
          <table:table-cell table:style-name="ce154"/>
          <table:table-cell table:style-name="ce160" table:formula="of:=DEC2HEX(HEX2DEC([.C44])+[.F44])" office:value-type="string" office:string-value="2326" calcext:value-type="string">
            <text:p>2326</text:p>
          </table:table-cell>
          <table:table-cell table:style-name="ce164"/>
          <table:table-cell table:style-name="ce167"/>
          <table:table-cell table:style-name="ce172"/>
        </table:table-row>
        <table:table-row table:style-name="ro1">
          <table:table-cell table:style-name="ce151"/>
          <table:table-cell table:style-name="ce154"/>
          <table:table-cell table:style-name="ce160" table:formula="of:=DEC2HEX(HEX2DEC([.C45])+[.F45])" office:value-type="string" office:string-value="2326" calcext:value-type="string">
            <text:p>2326</text:p>
          </table:table-cell>
          <table:table-cell table:style-name="ce164"/>
          <table:table-cell table:style-name="ce167"/>
          <table:table-cell table:style-name="ce172"/>
        </table:table-row>
        <table:table-row table:style-name="ro1">
          <table:table-cell table:style-name="ce151"/>
          <table:table-cell table:style-name="ce154"/>
          <table:table-cell table:style-name="ce161"/>
          <table:table-cell table:style-name="ce166" office:value-type="string" calcext:value-type="string">
            <text:p>Free</text:p>
          </table:table-cell>
          <table:table-cell table:style-name="ce170" table:formula="of:=[.F6]-SUM([.F7:.F47])" office:value-type="float" office:value="73" calcext:value-type="float">
            <text:p>73</text:p>
          </table:table-cell>
          <table:table-cell table:style-name="ce142"/>
        </table:table-row>
        <table:table-row table:style-name="ro1">
          <table:table-cell table:style-name="ce151" office:value-type="float" office:value="2370" calcext:value-type="float">
            <text:p>2370</text:p>
          </table:table-cell>
          <table:table-cell table:style-name="ce154" table:formula="of:=DEC2HEX(HEX2DEC([.A48])+[.F48]-1;4)" office:value-type="string" office:string-value="256F" calcext:value-type="string">
            <text:p>256F</text:p>
          </table:table-cell>
          <table:table-cell table:style-name="ce162" office:value-type="string" calcext:value-type="string" table:number-columns-spanned="2" table:number-rows-spanned="1">
            <text:p>CF Card Buffer</text:p>
          </table:table-cell>
          <table:covered-table-cell table:style-name="ce163"/>
          <table:table-cell table:style-name="ce171"/>
          <table:table-cell table:style-name="ce172" office:value-type="float" office:value="512" calcext:value-type="float">
            <text:p>512</text:p>
          </table:table-cell>
        </table:table-row>
        <table:table-row table:style-name="ro1">
          <table:table-cell table:style-name="ce151" table:formula="of:=DEC2HEX(HEX2DEC([.B48])+1;4)" office:value-type="string" office:string-value="2570" calcext:value-type="string">
            <text:p>2570</text:p>
          </table:table-cell>
          <table:table-cell table:style-name="ce156" office:value-type="string" calcext:value-type="string">
            <text:p>FFFF</text:p>
          </table:table-cell>
          <table:table-cell table:style-name="ce14" office:value-type="string" calcext:value-type="string" table:number-columns-spanned="3" table:number-rows-spanned="1">
            <text:p>Free RAM</text:p>
          </table:table-cell>
          <table:covered-table-cell table:style-name="ce14"/>
          <table:covered-table-cell table:style-name="ce137"/>
          <table:table-cell table:style-name="ce143" table:formula="of:=HEX2DEC([.B49])-HEX2DEC([.A49])+1" office:value-type="float" office:value="55952" calcext:value-type="float">
            <text:p>55952</text:p>
          </table:table-cell>
        </table:table-row>
        <table:table-row table:style-name="ro1" table:number-rows-repeated="4">
          <table:table-cell table:number-columns-repeated="4"/>
          <table:table-cell table:style-name="ce139"/>
          <table:table-cell table:style-name="ce144"/>
        </table:table-row>
        <table:table-row table:style-name="ro1" table:number-rows-repeated="104852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umpblocks" table:style-name="ta1">
        <table:table-column table:style-name="co12" table:default-cell-style-name="ce136"/>
        <table:table-column table:style-name="co13" table:default-cell-style-name="ce147"/>
        <table:table-column table:style-name="co14" table:default-cell-style-name="ce147"/>
        <table:table-column table:style-name="co14" table:default-cell-style-name="ce155"/>
        <table:table-column table:style-name="co15" table:default-cell-style-name="Default"/>
        <table:table-column table:style-name="co16" table:default-cell-style-name="Default"/>
        <table:table-column table:style-name="co13" table:default-cell-style-name="ce147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31" office:value-type="string" calcext:value-type="string" table:number-columns-spanned="4" table:number-rows-spanned="1">
            <text:p>BIOS Jumpblocks</text:p>
          </table:table-cell>
          <table:covered-table-cell table:number-columns-repeated="2" table:style-name="ce138"/>
          <table:covered-table-cell table:style-name="ce61"/>
          <table:table-cell/>
          <table:table-cell table:style-name="ce64" office:value-type="string" calcext:value-type="string" table:number-columns-spanned="4" table:number-rows-spanned="1">
            <text:p>Kernel Jumpblocks</text:p>
          </table:table-cell>
          <table:covered-table-cell table:style-name="ce57"/>
          <table:covered-table-cell table:style-name="ce64"/>
          <table:covered-table-cell table:style-name="ce61"/>
        </table:table-row>
        <table:table-row table:style-name="ro1">
          <table:table-cell table:style-name="ce132"/>
          <table:table-cell table:style-name="ce57" office:value-type="string" calcext:value-type="string" table:number-columns-spanned="3" table:number-rows-spanned="1">
            <text:p>Address</text:p>
          </table:table-cell>
          <table:covered-table-cell table:style-name="ce138"/>
          <table:covered-table-cell table:style-name="ce61"/>
          <table:table-cell/>
          <table:table-cell table:style-name="ce133"/>
          <table:table-cell table:style-name="ce57" office:value-type="string" calcext:value-type="string" table:number-columns-spanned="3" table:number-rows-spanned="1">
            <text:p>Address</text:p>
          </table:table-cell>
          <table:covered-table-cell table:style-name="ce64"/>
          <table:covered-table-cell table:style-name="ce61"/>
        </table:table-row>
        <table:table-row table:style-name="ro1">
          <table:table-cell table:style-name="ce133" office:value-type="string" calcext:value-type="string">
            <text:p>Routine</text:p>
          </table:table-cell>
          <table:table-cell table:style-name="ce57" office:value-type="string" calcext:value-type="string">
            <text:p>Routine</text:p>
          </table:table-cell>
          <table:table-cell table:style-name="ce57" office:value-type="string" calcext:value-type="string">
            <text:p>ROM</text:p>
          </table:table-cell>
          <table:table-cell table:style-name="ce61" office:value-type="string" calcext:value-type="string">
            <text:p>RAM</text:p>
          </table:table-cell>
          <table:table-cell/>
          <table:table-cell table:style-name="ce133" office:value-type="string" calcext:value-type="string">
            <text:p>Routine</text:p>
          </table:table-cell>
          <table:table-cell table:style-name="ce57" office:value-type="string" calcext:value-type="string">
            <text:p>Routine</text:p>
          </table:table-cell>
          <table:table-cell table:style-name="ce57" office:value-type="string" calcext:value-type="string">
            <text:p>ROM</text:p>
          </table:table-cell>
          <table:table-cell table:style-name="ce61" office:value-type="string" calcext:value-type="string">
            <text:p>RAM</text:p>
          </table:table-cell>
        </table:table-row>
        <table:table-row table:style-name="ro1">
          <table:table-cell table:style-name="ce108" office:value-type="string" calcext:value-type="string">
            <text:p>F_BIOS_WBOOT</text:p>
          </table:table-cell>
          <table:table-cell table:style-name="ce146"/>
          <table:table-cell table:style-name="ce150" table:formula="of:=[$ROM.A5]" office:value-type="string" office:string-value="0778" calcext:value-type="string">
            <text:p>0778</text:p>
          </table:table-cell>
          <table:table-cell table:style-name="ce116" table:formula="of:=[$RAM.A4]" office:value-type="string" office:string-value="2020" calcext:value-type="string">
            <text:p>2020</text:p>
          </table:table-cell>
          <table:table-cell/>
          <table:table-cell table:style-name="ce108" office:value-type="string" calcext:value-type="string">
            <text:p>F_KRN_SERIAL_WRSTR</text:p>
          </table:table-cell>
          <table:table-cell table:style-name="ce146"/>
          <table:table-cell table:style-name="ce150" table:formula="of:=[$ROM.A8]" office:value-type="string" office:string-value="0F00" calcext:value-type="string">
            <text:p>0F00</text:p>
          </table:table-cell>
          <table:table-cell table:style-name="ce116" table:formula="of:=[$RAM.A5]" office:value-type="string" office:string-value="2120" calcext:value-type="string">
            <text:p>2120</text:p>
          </table:table-cell>
        </table:table-row>
        <table:table-row table:style-name="ro1">
          <table:table-cell table:style-name="ce108" office:value-type="string" calcext:value-type="string">
            <text:p>F_BIOS_SYSHALT</text:p>
          </table:table-cell>
          <table:table-cell table:style-name="ce146"/>
          <table:table-cell table:style-name="ce150" table:formula="of:=DEC2HEX(HEX2DEC([.C4])+3;4)" office:value-type="string" office:string-value="077B" calcext:value-type="string">
            <text:p>077B</text:p>
          </table:table-cell>
          <table:table-cell table:style-name="ce150" table:formula="of:=DEC2HEX(HEX2DEC([.D4])+3;4)" office:value-type="string" office:string-value="2023" calcext:value-type="string">
            <text:p>2023</text:p>
          </table:table-cell>
          <table:table-cell/>
          <table:table-cell table:style-name="ce108" office:value-type="string" calcext:value-type="string">
            <text:p>F_KRN_SERIAL_RDCHARECHO</text:p>
          </table:table-cell>
          <table:table-cell table:style-name="ce146"/>
          <table:table-cell table:style-name="ce150" table:formula="of:=DEC2HEX(HEX2DEC([.H4])+3;4)" office:value-type="string" office:string-value="0F03" calcext:value-type="string">
            <text:p>0F03</text:p>
          </table:table-cell>
          <table:table-cell table:style-name="ce150" table:formula="of:=DEC2HEX(HEX2DEC([.I4])+3;4)" office:value-type="string" office:string-value="2123" calcext:value-type="string">
            <text:p>2123</text:p>
          </table:table-cell>
        </table:table-row>
        <table:table-row table:style-name="ro1">
          <table:table-cell table:style-name="ce108" office:value-type="string" calcext:value-type="string">
            <text:p>F_BIOS_SERIAL_CONIN_A</text:p>
          </table:table-cell>
          <table:table-cell table:style-name="ce146"/>
          <table:table-cell table:style-name="ce150" table:formula="of:=DEC2HEX(HEX2DEC([.C5])+3;4)" office:value-type="string" office:string-value="077E" calcext:value-type="string">
            <text:p>077E</text:p>
          </table:table-cell>
          <table:table-cell table:style-name="ce150" table:formula="of:=DEC2HEX(HEX2DEC([.D5])+3;4)" office:value-type="string" office:string-value="2026" calcext:value-type="string">
            <text:p>2026</text:p>
          </table:table-cell>
          <table:table-cell/>
          <table:table-cell table:style-name="ce108" office:value-type="string" calcext:value-type="string">
            <text:p>F_KRN_SERIAL_EMPTYLINES</text:p>
          </table:table-cell>
          <table:table-cell table:style-name="ce146"/>
          <table:table-cell table:style-name="ce150" table:formula="of:=DEC2HEX(HEX2DEC([.H5])+3;4)" office:value-type="string" office:string-value="0F06" calcext:value-type="string">
            <text:p>0F06</text:p>
          </table:table-cell>
          <table:table-cell table:style-name="ce150" table:formula="of:=DEC2HEX(HEX2DEC([.I5])+3;4)" office:value-type="string" office:string-value="2126" calcext:value-type="string">
            <text:p>2126</text:p>
          </table:table-cell>
        </table:table-row>
        <table:table-row table:style-name="ro1">
          <table:table-cell table:style-name="ce108" office:value-type="string" calcext:value-type="string">
            <text:p>F_BIOS_SERIAL_CONOUT_A</text:p>
          </table:table-cell>
          <table:table-cell table:style-name="ce146"/>
          <table:table-cell table:style-name="ce150" table:formula="of:=DEC2HEX(HEX2DEC([.C6])+3;4)" office:value-type="string" office:string-value="0781" calcext:value-type="string">
            <text:p>0781</text:p>
          </table:table-cell>
          <table:table-cell table:style-name="ce150" table:formula="of:=DEC2HEX(HEX2DEC([.D6])+3;4)" office:value-type="string" office:string-value="2029" calcext:value-type="string">
            <text:p>2029</text:p>
          </table:table-cell>
          <table:table-cell/>
          <table:table-cell table:style-name="ce108" office:value-type="string" calcext:value-type="string">
            <text:p>F_KRN_SERIAL_PRN_BYTES</text:p>
          </table:table-cell>
          <table:table-cell table:style-name="ce146"/>
          <table:table-cell table:style-name="ce150" table:formula="of:=DEC2HEX(HEX2DEC([.H6])+3;4)" office:value-type="string" office:string-value="0F09" calcext:value-type="string">
            <text:p>0F09</text:p>
          </table:table-cell>
          <table:table-cell table:style-name="ce150" table:formula="of:=DEC2HEX(HEX2DEC([.I6])+3;4)" office:value-type="string" office:string-value="2129" calcext:value-type="string">
            <text:p>2129</text:p>
          </table:table-cell>
        </table:table-row>
        <table:table-row table:style-name="ro1">
          <table:table-cell table:style-name="ce108" office:value-type="string" calcext:value-type="string">
            <text:p>F_BIOS_SERIAL_CONOUT_B</text:p>
          </table:table-cell>
          <table:table-cell table:style-name="ce146"/>
          <table:table-cell table:style-name="ce150" table:formula="of:=DEC2HEX(HEX2DEC([.C7])+3;4)" office:value-type="string" office:string-value="0784" calcext:value-type="string">
            <text:p>0784</text:p>
          </table:table-cell>
          <table:table-cell table:style-name="ce150" table:formula="of:=DEC2HEX(HEX2DEC([.D7])+3;4)" office:value-type="string" office:string-value="202C" calcext:value-type="string">
            <text:p>202C</text:p>
          </table:table-cell>
          <table:table-cell/>
          <table:table-cell table:style-name="ce108" office:value-type="string" calcext:value-type="string">
            <text:p>F_KRN_SERIAL_PRN_BYTES</text:p>
          </table:table-cell>
          <table:table-cell table:style-name="ce146"/>
          <table:table-cell table:style-name="ce150" table:formula="of:=DEC2HEX(HEX2DEC([.H7])+3;4)" office:value-type="string" office:string-value="0F0C" calcext:value-type="string">
            <text:p>0F0C</text:p>
          </table:table-cell>
          <table:table-cell table:style-name="ce150" table:formula="of:=DEC2HEX(HEX2DEC([.I7])+3;4)" office:value-type="string" office:string-value="212C" calcext:value-type="string">
            <text:p>212C</text:p>
          </table:table-cell>
        </table:table-row>
        <table:table-row table:style-name="ro1">
          <table:table-cell table:style-name="ce108" office:value-type="string" calcext:value-type="string">
            <text:p>F_BIOS_CF_INIT</text:p>
          </table:table-cell>
          <table:table-cell table:style-name="ce146"/>
          <table:table-cell table:style-name="ce150" table:formula="of:=DEC2HEX(HEX2DEC([.C8])+3;4)" office:value-type="string" office:string-value="0787" calcext:value-type="string">
            <text:p>0787</text:p>
          </table:table-cell>
          <table:table-cell table:style-name="ce150" table:formula="of:=DEC2HEX(HEX2DEC([.D8])+3;4)" office:value-type="string" office:string-value="202F" calcext:value-type="string">
            <text:p>202F</text:p>
          </table:table-cell>
          <table:table-cell/>
          <table:table-cell table:style-name="ce108" office:value-type="string" calcext:value-type="string">
            <text:p>F_KRN_SERIAL_PRN_WORD</text:p>
          </table:table-cell>
          <table:table-cell table:style-name="ce146"/>
          <table:table-cell table:style-name="ce150" table:formula="of:=DEC2HEX(HEX2DEC([.H8])+3;4)" office:value-type="string" office:string-value="0F0F" calcext:value-type="string">
            <text:p>0F0F</text:p>
          </table:table-cell>
          <table:table-cell table:style-name="ce150" table:formula="of:=DEC2HEX(HEX2DEC([.I8])+3;4)" office:value-type="string" office:string-value="212F" calcext:value-type="string">
            <text:p>212F</text:p>
          </table:table-cell>
        </table:table-row>
        <table:table-row table:style-name="ro1">
          <table:table-cell table:style-name="ce108" office:value-type="string" calcext:value-type="string">
            <text:p>F_BIOS_CF_BUSY</text:p>
          </table:table-cell>
          <table:table-cell table:style-name="ce146"/>
          <table:table-cell table:style-name="ce150" table:formula="of:=DEC2HEX(HEX2DEC([.C9])+3;4)" office:value-type="string" office:string-value="078A" calcext:value-type="string">
            <text:p>078A</text:p>
          </table:table-cell>
          <table:table-cell table:style-name="ce150" table:formula="of:=DEC2HEX(HEX2DEC([.D9])+3;4)" office:value-type="string" office:string-value="2032" calcext:value-type="string">
            <text:p>2032</text:p>
          </table:table-cell>
          <table:table-cell/>
          <table:table-cell table:style-name="ce108" office:value-type="string" calcext:value-type="string">
            <text:p>F_KRN_TOUPPER</text:p>
          </table:table-cell>
          <table:table-cell table:style-name="ce146"/>
          <table:table-cell table:style-name="ce150" table:formula="of:=DEC2HEX(HEX2DEC([.H9])+3;4)" office:value-type="string" office:string-value="0F12" calcext:value-type="string">
            <text:p>0F12</text:p>
          </table:table-cell>
          <table:table-cell table:style-name="ce150" table:formula="of:=DEC2HEX(HEX2DEC([.I9])+3;4)" office:value-type="string" office:string-value="2132" calcext:value-type="string">
            <text:p>2132</text:p>
          </table:table-cell>
        </table:table-row>
        <table:table-row table:style-name="ro1">
          <table:table-cell table:style-name="ce108" office:value-type="string" calcext:value-type="string">
            <text:p>F_BIOS_CF_READ_SEC</text:p>
          </table:table-cell>
          <table:table-cell table:style-name="ce146"/>
          <table:table-cell table:style-name="ce150" table:formula="of:=DEC2HEX(HEX2DEC([.C10])+3;4)" office:value-type="string" office:string-value="078D" calcext:value-type="string">
            <text:p>078D</text:p>
          </table:table-cell>
          <table:table-cell table:style-name="ce150" table:formula="of:=DEC2HEX(HEX2DEC([.D10])+3;4)" office:value-type="string" office:string-value="2035" calcext:value-type="string">
            <text:p>2035</text:p>
          </table:table-cell>
          <table:table-cell/>
          <table:table-cell table:style-name="ce108" office:value-type="string" calcext:value-type="string">
            <text:p>F_KRN_PRINTABLE</text:p>
          </table:table-cell>
          <table:table-cell table:style-name="ce146"/>
          <table:table-cell table:style-name="ce150" table:formula="of:=DEC2HEX(HEX2DEC([.H10])+3;4)" office:value-type="string" office:string-value="0F15" calcext:value-type="string">
            <text:p>0F15</text:p>
          </table:table-cell>
          <table:table-cell table:style-name="ce150" table:formula="of:=DEC2HEX(HEX2DEC([.I10])+3;4)" office:value-type="string" office:string-value="2135" calcext:value-type="string">
            <text:p>2135</text:p>
          </table:table-cell>
        </table:table-row>
        <table:table-row table:style-name="ro1">
          <table:table-cell table:style-name="ce108" office:value-type="string" calcext:value-type="string">
            <text:p>F_BIOS_CF_DISKINFO</text:p>
          </table:table-cell>
          <table:table-cell table:style-name="ce146"/>
          <table:table-cell table:style-name="ce150" table:formula="of:=DEC2HEX(HEX2DEC([.C11])+3;4)" office:value-type="string" office:string-value="0790" calcext:value-type="string">
            <text:p>0790</text:p>
          </table:table-cell>
          <table:table-cell table:style-name="ce150" table:formula="of:=DEC2HEX(HEX2DEC([.D11])+3;4)" office:value-type="string" office:string-value="2038" calcext:value-type="string">
            <text:p>2038</text:p>
          </table:table-cell>
          <table:table-cell/>
          <table:table-cell table:style-name="ce108" office:value-type="string" calcext:value-type="string">
            <text:p>F_KRN_STRCMP</text:p>
          </table:table-cell>
          <table:table-cell table:style-name="ce146"/>
          <table:table-cell table:style-name="ce150" table:formula="of:=DEC2HEX(HEX2DEC([.H11])+3;4)" office:value-type="string" office:string-value="0F18" calcext:value-type="string">
            <text:p>0F18</text:p>
          </table:table-cell>
          <table:table-cell table:style-name="ce150" table:formula="of:=DEC2HEX(HEX2DEC([.I11])+3;4)" office:value-type="string" office:string-value="2138" calcext:value-type="string">
            <text:p>2138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12])+3;4)" office:value-type="string" office:string-value="0793" calcext:value-type="string">
            <text:p>0793</text:p>
          </table:table-cell>
          <table:table-cell table:style-name="ce150" table:formula="of:=DEC2HEX(HEX2DEC([.D12])+3;4)" office:value-type="string" office:string-value="203B" calcext:value-type="string">
            <text:p>203B</text:p>
          </table:table-cell>
          <table:table-cell/>
          <table:table-cell table:style-name="ce108" office:value-type="string" calcext:value-type="string">
            <text:p>F_KRN_STRCPY</text:p>
          </table:table-cell>
          <table:table-cell table:style-name="ce146"/>
          <table:table-cell table:style-name="ce150" table:formula="of:=DEC2HEX(HEX2DEC([.H12])+3;4)" office:value-type="string" office:string-value="0F1B" calcext:value-type="string">
            <text:p>0F1B</text:p>
          </table:table-cell>
          <table:table-cell table:style-name="ce150" table:formula="of:=DEC2HEX(HEX2DEC([.I12])+3;4)" office:value-type="string" office:string-value="213B" calcext:value-type="string">
            <text:p>213B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13])+3;4)" office:value-type="string" office:string-value="0796" calcext:value-type="string">
            <text:p>0796</text:p>
          </table:table-cell>
          <table:table-cell table:style-name="ce150" table:formula="of:=DEC2HEX(HEX2DEC([.D13])+3;4)" office:value-type="string" office:string-value="203E" calcext:value-type="string">
            <text:p>203E</text:p>
          </table:table-cell>
          <table:table-cell/>
          <table:table-cell table:style-name="ce108" office:value-type="string" calcext:value-type="string">
            <text:p>F_KRN_STRLEN</text:p>
          </table:table-cell>
          <table:table-cell table:style-name="ce146"/>
          <table:table-cell table:style-name="ce150" table:formula="of:=DEC2HEX(HEX2DEC([.H13])+3;4)" office:value-type="string" office:string-value="0F1E" calcext:value-type="string">
            <text:p>0F1E</text:p>
          </table:table-cell>
          <table:table-cell table:style-name="ce150" table:formula="of:=DEC2HEX(HEX2DEC([.I13])+3;4)" office:value-type="string" office:string-value="213E" calcext:value-type="string">
            <text:p>213E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14])+3;4)" office:value-type="string" office:string-value="0799" calcext:value-type="string">
            <text:p>0799</text:p>
          </table:table-cell>
          <table:table-cell table:style-name="ce150" table:formula="of:=DEC2HEX(HEX2DEC([.D14])+3;4)" office:value-type="string" office:string-value="2041" calcext:value-type="string">
            <text:p>2041</text:p>
          </table:table-cell>
          <table:table-cell/>
          <table:table-cell table:style-name="ce108" office:value-type="string" calcext:value-type="string">
            <text:p>F_KRN_ASCIIADR_TO_HEX</text:p>
          </table:table-cell>
          <table:table-cell table:style-name="ce146"/>
          <table:table-cell table:style-name="ce150" table:formula="of:=DEC2HEX(HEX2DEC([.H14])+3;4)" office:value-type="string" office:string-value="0F21" calcext:value-type="string">
            <text:p>0F21</text:p>
          </table:table-cell>
          <table:table-cell table:style-name="ce150" table:formula="of:=DEC2HEX(HEX2DEC([.I14])+3;4)" office:value-type="string" office:string-value="2141" calcext:value-type="string">
            <text:p>2141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15])+3;4)" office:value-type="string" office:string-value="079C" calcext:value-type="string">
            <text:p>079C</text:p>
          </table:table-cell>
          <table:table-cell table:style-name="ce150" table:formula="of:=DEC2HEX(HEX2DEC([.D15])+3;4)" office:value-type="string" office:string-value="2044" calcext:value-type="string">
            <text:p>2044</text:p>
          </table:table-cell>
          <table:table-cell/>
          <table:table-cell table:style-name="ce108" office:value-type="string" calcext:value-type="string">
            <text:p>F_KRN_DZFS_READ_SUPERBLOCK</text:p>
          </table:table-cell>
          <table:table-cell table:style-name="ce146"/>
          <table:table-cell table:style-name="ce150" table:formula="of:=DEC2HEX(HEX2DEC([.H15])+3;4)" office:value-type="string" office:string-value="0F24" calcext:value-type="string">
            <text:p>0F24</text:p>
          </table:table-cell>
          <table:table-cell table:style-name="ce150" table:formula="of:=DEC2HEX(HEX2DEC([.I15])+3;4)" office:value-type="string" office:string-value="2144" calcext:value-type="string">
            <text:p>2144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16])+3;4)" office:value-type="string" office:string-value="079F" calcext:value-type="string">
            <text:p>079F</text:p>
          </table:table-cell>
          <table:table-cell table:style-name="ce150" table:formula="of:=DEC2HEX(HEX2DEC([.D16])+3;4)" office:value-type="string" office:string-value="2047" calcext:value-type="string">
            <text:p>2047</text:p>
          </table:table-cell>
          <table:table-cell/>
          <table:table-cell table:style-name="ce108" office:value-type="string" calcext:value-type="string">
            <text:p>F_KRN_DZFS_GET_FILE_BATENTRY</text:p>
          </table:table-cell>
          <table:table-cell table:style-name="ce146"/>
          <table:table-cell table:style-name="ce150" table:formula="of:=DEC2HEX(HEX2DEC([.H16])+3;4)" office:value-type="string" office:string-value="0F27" calcext:value-type="string">
            <text:p>0F27</text:p>
          </table:table-cell>
          <table:table-cell table:style-name="ce150" table:formula="of:=DEC2HEX(HEX2DEC([.I16])+3;4)" office:value-type="string" office:string-value="2147" calcext:value-type="string">
            <text:p>2147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17])+3;4)" office:value-type="string" office:string-value="07A2" calcext:value-type="string">
            <text:p>07A2</text:p>
          </table:table-cell>
          <table:table-cell table:style-name="ce150" table:formula="of:=DEC2HEX(HEX2DEC([.D17])+3;4)" office:value-type="string" office:string-value="204A" calcext:value-type="string">
            <text:p>204A</text:p>
          </table:table-cell>
          <table:table-cell/>
          <table:table-cell table:style-name="ce108" office:value-type="string" calcext:value-type="string">
            <text:p>F_KRN_DZFS_LOAD_FILE_TO_RAM</text:p>
          </table:table-cell>
          <table:table-cell table:style-name="ce146"/>
          <table:table-cell table:style-name="ce150" table:formula="of:=DEC2HEX(HEX2DEC([.H17])+3;4)" office:value-type="string" office:string-value="0F2A" calcext:value-type="string">
            <text:p>0F2A</text:p>
          </table:table-cell>
          <table:table-cell table:style-name="ce150" table:formula="of:=DEC2HEX(HEX2DEC([.I17])+3;4)" office:value-type="string" office:string-value="214A" calcext:value-type="string">
            <text:p>214A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18])+3;4)" office:value-type="string" office:string-value="07A5" calcext:value-type="string">
            <text:p>07A5</text:p>
          </table:table-cell>
          <table:table-cell table:style-name="ce150" table:formula="of:=DEC2HEX(HEX2DEC([.D18])+3;4)" office:value-type="string" office:string-value="204D" calcext:value-type="string">
            <text:p>204D</text:p>
          </table:table-cell>
          <table:table-cell/>
          <table:table-cell table:style-name="ce108"/>
          <table:table-cell table:style-name="ce146"/>
          <table:table-cell table:style-name="ce150" table:formula="of:=DEC2HEX(HEX2DEC([.H18])+3;4)" office:value-type="string" office:string-value="0F2D" calcext:value-type="string">
            <text:p>0F2D</text:p>
          </table:table-cell>
          <table:table-cell table:style-name="ce150" table:formula="of:=DEC2HEX(HEX2DEC([.I18])+3;4)" office:value-type="string" office:string-value="214D" calcext:value-type="string">
            <text:p>214D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19])+3;4)" office:value-type="string" office:string-value="07A8" calcext:value-type="string">
            <text:p>07A8</text:p>
          </table:table-cell>
          <table:table-cell table:style-name="ce150" table:formula="of:=DEC2HEX(HEX2DEC([.D19])+3;4)" office:value-type="string" office:string-value="2050" calcext:value-type="string">
            <text:p>2050</text:p>
          </table:table-cell>
          <table:table-cell/>
          <table:table-cell table:style-name="ce108"/>
          <table:table-cell table:style-name="ce146"/>
          <table:table-cell table:style-name="ce150" table:formula="of:=DEC2HEX(HEX2DEC([.H19])+3;4)" office:value-type="string" office:string-value="0F30" calcext:value-type="string">
            <text:p>0F30</text:p>
          </table:table-cell>
          <table:table-cell table:style-name="ce150" table:formula="of:=DEC2HEX(HEX2DEC([.I19])+3;4)" office:value-type="string" office:string-value="2150" calcext:value-type="string">
            <text:p>2150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20])+3;4)" office:value-type="string" office:string-value="07AB" calcext:value-type="string">
            <text:p>07AB</text:p>
          </table:table-cell>
          <table:table-cell table:style-name="ce150" table:formula="of:=DEC2HEX(HEX2DEC([.D20])+3;4)" office:value-type="string" office:string-value="2053" calcext:value-type="string">
            <text:p>2053</text:p>
          </table:table-cell>
          <table:table-cell/>
          <table:table-cell table:style-name="ce108"/>
          <table:table-cell table:style-name="ce146"/>
          <table:table-cell table:style-name="ce150" table:formula="of:=DEC2HEX(HEX2DEC([.H20])+3;4)" office:value-type="string" office:string-value="0F33" calcext:value-type="string">
            <text:p>0F33</text:p>
          </table:table-cell>
          <table:table-cell table:style-name="ce150" table:formula="of:=DEC2HEX(HEX2DEC([.I20])+3;4)" office:value-type="string" office:string-value="2153" calcext:value-type="string">
            <text:p>2153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21])+3;4)" office:value-type="string" office:string-value="07AE" calcext:value-type="string">
            <text:p>07AE</text:p>
          </table:table-cell>
          <table:table-cell table:style-name="ce150" table:formula="of:=DEC2HEX(HEX2DEC([.D21])+3;4)" office:value-type="string" office:string-value="2056" calcext:value-type="string">
            <text:p>2056</text:p>
          </table:table-cell>
          <table:table-cell/>
          <table:table-cell table:style-name="ce108"/>
          <table:table-cell table:style-name="ce146"/>
          <table:table-cell table:style-name="ce150" table:formula="of:=DEC2HEX(HEX2DEC([.H21])+3;4)" office:value-type="string" office:string-value="0F36" calcext:value-type="string">
            <text:p>0F36</text:p>
          </table:table-cell>
          <table:table-cell table:style-name="ce150" table:formula="of:=DEC2HEX(HEX2DEC([.I21])+3;4)" office:value-type="string" office:string-value="2156" calcext:value-type="string">
            <text:p>2156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22])+3;4)" office:value-type="string" office:string-value="07B1" calcext:value-type="string">
            <text:p>07B1</text:p>
          </table:table-cell>
          <table:table-cell table:style-name="ce150" table:formula="of:=DEC2HEX(HEX2DEC([.D22])+3;4)" office:value-type="string" office:string-value="2059" calcext:value-type="string">
            <text:p>2059</text:p>
          </table:table-cell>
          <table:table-cell/>
          <table:table-cell table:style-name="ce108"/>
          <table:table-cell table:style-name="ce146"/>
          <table:table-cell table:style-name="ce150" table:formula="of:=DEC2HEX(HEX2DEC([.H22])+3;4)" office:value-type="string" office:string-value="0F39" calcext:value-type="string">
            <text:p>0F39</text:p>
          </table:table-cell>
          <table:table-cell table:style-name="ce150" table:formula="of:=DEC2HEX(HEX2DEC([.I22])+3;4)" office:value-type="string" office:string-value="2159" calcext:value-type="string">
            <text:p>2159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23])+3;4)" office:value-type="string" office:string-value="07B4" calcext:value-type="string">
            <text:p>07B4</text:p>
          </table:table-cell>
          <table:table-cell table:style-name="ce150" table:formula="of:=DEC2HEX(HEX2DEC([.D23])+3;4)" office:value-type="string" office:string-value="205C" calcext:value-type="string">
            <text:p>205C</text:p>
          </table:table-cell>
          <table:table-cell/>
          <table:table-cell table:style-name="ce108"/>
          <table:table-cell table:style-name="ce146"/>
          <table:table-cell table:style-name="ce150" table:formula="of:=DEC2HEX(HEX2DEC([.H23])+3;4)" office:value-type="string" office:string-value="0F3C" calcext:value-type="string">
            <text:p>0F3C</text:p>
          </table:table-cell>
          <table:table-cell table:style-name="ce150" table:formula="of:=DEC2HEX(HEX2DEC([.I23])+3;4)" office:value-type="string" office:string-value="215C" calcext:value-type="string">
            <text:p>215C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24])+3;4)" office:value-type="string" office:string-value="07B7" calcext:value-type="string">
            <text:p>07B7</text:p>
          </table:table-cell>
          <table:table-cell table:style-name="ce150" table:formula="of:=DEC2HEX(HEX2DEC([.D24])+3;4)" office:value-type="string" office:string-value="205F" calcext:value-type="string">
            <text:p>205F</text:p>
          </table:table-cell>
          <table:table-cell/>
          <table:table-cell table:style-name="ce108"/>
          <table:table-cell table:style-name="ce146"/>
          <table:table-cell table:style-name="ce150" table:formula="of:=DEC2HEX(HEX2DEC([.H24])+3;4)" office:value-type="string" office:string-value="0F3F" calcext:value-type="string">
            <text:p>0F3F</text:p>
          </table:table-cell>
          <table:table-cell table:style-name="ce150" table:formula="of:=DEC2HEX(HEX2DEC([.I24])+3;4)" office:value-type="string" office:string-value="215F" calcext:value-type="string">
            <text:p>215F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25])+3;4)" office:value-type="string" office:string-value="07BA" calcext:value-type="string">
            <text:p>07BA</text:p>
          </table:table-cell>
          <table:table-cell table:style-name="ce150" table:formula="of:=DEC2HEX(HEX2DEC([.D25])+3;4)" office:value-type="string" office:string-value="2062" calcext:value-type="string">
            <text:p>2062</text:p>
          </table:table-cell>
          <table:table-cell/>
          <table:table-cell table:style-name="ce108"/>
          <table:table-cell table:style-name="ce146"/>
          <table:table-cell table:style-name="ce150" table:formula="of:=DEC2HEX(HEX2DEC([.H25])+3;4)" office:value-type="string" office:string-value="0F42" calcext:value-type="string">
            <text:p>0F42</text:p>
          </table:table-cell>
          <table:table-cell table:style-name="ce150" table:formula="of:=DEC2HEX(HEX2DEC([.I25])+3;4)" office:value-type="string" office:string-value="2162" calcext:value-type="string">
            <text:p>2162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26])+3;4)" office:value-type="string" office:string-value="07BD" calcext:value-type="string">
            <text:p>07BD</text:p>
          </table:table-cell>
          <table:table-cell table:style-name="ce150" table:formula="of:=DEC2HEX(HEX2DEC([.D26])+3;4)" office:value-type="string" office:string-value="2065" calcext:value-type="string">
            <text:p>2065</text:p>
          </table:table-cell>
          <table:table-cell/>
          <table:table-cell table:style-name="ce108"/>
          <table:table-cell table:style-name="ce146"/>
          <table:table-cell table:style-name="ce150" table:formula="of:=DEC2HEX(HEX2DEC([.H26])+3;4)" office:value-type="string" office:string-value="0F45" calcext:value-type="string">
            <text:p>0F45</text:p>
          </table:table-cell>
          <table:table-cell table:style-name="ce150" table:formula="of:=DEC2HEX(HEX2DEC([.I26])+3;4)" office:value-type="string" office:string-value="2165" calcext:value-type="string">
            <text:p>2165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27])+3;4)" office:value-type="string" office:string-value="07C0" calcext:value-type="string">
            <text:p>07C0</text:p>
          </table:table-cell>
          <table:table-cell table:style-name="ce150" table:formula="of:=DEC2HEX(HEX2DEC([.D27])+3;4)" office:value-type="string" office:string-value="2068" calcext:value-type="string">
            <text:p>2068</text:p>
          </table:table-cell>
          <table:table-cell/>
          <table:table-cell table:style-name="ce108"/>
          <table:table-cell table:style-name="ce146"/>
          <table:table-cell table:style-name="ce150" table:formula="of:=DEC2HEX(HEX2DEC([.H27])+3;4)" office:value-type="string" office:string-value="0F48" calcext:value-type="string">
            <text:p>0F48</text:p>
          </table:table-cell>
          <table:table-cell table:style-name="ce150" table:formula="of:=DEC2HEX(HEX2DEC([.I27])+3;4)" office:value-type="string" office:string-value="2168" calcext:value-type="string">
            <text:p>2168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28])+3;4)" office:value-type="string" office:string-value="07C3" calcext:value-type="string">
            <text:p>07C3</text:p>
          </table:table-cell>
          <table:table-cell table:style-name="ce150" table:formula="of:=DEC2HEX(HEX2DEC([.D28])+3;4)" office:value-type="string" office:string-value="206B" calcext:value-type="string">
            <text:p>206B</text:p>
          </table:table-cell>
          <table:table-cell/>
          <table:table-cell table:style-name="ce108"/>
          <table:table-cell table:style-name="ce146"/>
          <table:table-cell table:style-name="ce150" table:formula="of:=DEC2HEX(HEX2DEC([.H28])+3;4)" office:value-type="string" office:string-value="0F4B" calcext:value-type="string">
            <text:p>0F4B</text:p>
          </table:table-cell>
          <table:table-cell table:style-name="ce150" table:formula="of:=DEC2HEX(HEX2DEC([.I28])+3;4)" office:value-type="string" office:string-value="216B" calcext:value-type="string">
            <text:p>216B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29])+3;4)" office:value-type="string" office:string-value="07C6" calcext:value-type="string">
            <text:p>07C6</text:p>
          </table:table-cell>
          <table:table-cell table:style-name="ce150" table:formula="of:=DEC2HEX(HEX2DEC([.D29])+3;4)" office:value-type="string" office:string-value="206E" calcext:value-type="string">
            <text:p>206E</text:p>
          </table:table-cell>
          <table:table-cell/>
          <table:table-cell table:style-name="ce108"/>
          <table:table-cell table:style-name="ce146"/>
          <table:table-cell table:style-name="ce150" table:formula="of:=DEC2HEX(HEX2DEC([.H29])+3;4)" office:value-type="string" office:string-value="0F4E" calcext:value-type="string">
            <text:p>0F4E</text:p>
          </table:table-cell>
          <table:table-cell table:style-name="ce150" table:formula="of:=DEC2HEX(HEX2DEC([.I29])+3;4)" office:value-type="string" office:string-value="216E" calcext:value-type="string">
            <text:p>216E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30])+3;4)" office:value-type="string" office:string-value="07C9" calcext:value-type="string">
            <text:p>07C9</text:p>
          </table:table-cell>
          <table:table-cell table:style-name="ce150" table:formula="of:=DEC2HEX(HEX2DEC([.D30])+3;4)" office:value-type="string" office:string-value="2071" calcext:value-type="string">
            <text:p>2071</text:p>
          </table:table-cell>
          <table:table-cell/>
          <table:table-cell table:style-name="ce108"/>
          <table:table-cell table:style-name="ce146"/>
          <table:table-cell table:style-name="ce150" table:formula="of:=DEC2HEX(HEX2DEC([.H30])+3;4)" office:value-type="string" office:string-value="0F51" calcext:value-type="string">
            <text:p>0F51</text:p>
          </table:table-cell>
          <table:table-cell table:style-name="ce150" table:formula="of:=DEC2HEX(HEX2DEC([.I30])+3;4)" office:value-type="string" office:string-value="2171" calcext:value-type="string">
            <text:p>2171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31])+3;4)" office:value-type="string" office:string-value="07CC" calcext:value-type="string">
            <text:p>07CC</text:p>
          </table:table-cell>
          <table:table-cell table:style-name="ce150" table:formula="of:=DEC2HEX(HEX2DEC([.D31])+3;4)" office:value-type="string" office:string-value="2074" calcext:value-type="string">
            <text:p>2074</text:p>
          </table:table-cell>
          <table:table-cell/>
          <table:table-cell table:style-name="ce108"/>
          <table:table-cell table:style-name="ce146"/>
          <table:table-cell table:style-name="ce150" table:formula="of:=DEC2HEX(HEX2DEC([.H31])+3;4)" office:value-type="string" office:string-value="0F54" calcext:value-type="string">
            <text:p>0F54</text:p>
          </table:table-cell>
          <table:table-cell table:style-name="ce150" table:formula="of:=DEC2HEX(HEX2DEC([.I31])+3;4)" office:value-type="string" office:string-value="2174" calcext:value-type="string">
            <text:p>2174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32])+3;4)" office:value-type="string" office:string-value="07CF" calcext:value-type="string">
            <text:p>07CF</text:p>
          </table:table-cell>
          <table:table-cell table:style-name="ce150" table:formula="of:=DEC2HEX(HEX2DEC([.D32])+3;4)" office:value-type="string" office:string-value="2077" calcext:value-type="string">
            <text:p>2077</text:p>
          </table:table-cell>
          <table:table-cell/>
          <table:table-cell table:style-name="ce108"/>
          <table:table-cell table:style-name="ce146"/>
          <table:table-cell table:style-name="ce150" table:formula="of:=DEC2HEX(HEX2DEC([.H32])+3;4)" office:value-type="string" office:string-value="0F57" calcext:value-type="string">
            <text:p>0F57</text:p>
          </table:table-cell>
          <table:table-cell table:style-name="ce150" table:formula="of:=DEC2HEX(HEX2DEC([.I32])+3;4)" office:value-type="string" office:string-value="2177" calcext:value-type="string">
            <text:p>2177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33])+3;4)" office:value-type="string" office:string-value="07D2" calcext:value-type="string">
            <text:p>07D2</text:p>
          </table:table-cell>
          <table:table-cell table:style-name="ce150" table:formula="of:=DEC2HEX(HEX2DEC([.D33])+3;4)" office:value-type="string" office:string-value="207A" calcext:value-type="string">
            <text:p>207A</text:p>
          </table:table-cell>
          <table:table-cell/>
          <table:table-cell table:style-name="ce108"/>
          <table:table-cell table:style-name="ce146"/>
          <table:table-cell table:style-name="ce150" table:formula="of:=DEC2HEX(HEX2DEC([.H33])+3;4)" office:value-type="string" office:string-value="0F5A" calcext:value-type="string">
            <text:p>0F5A</text:p>
          </table:table-cell>
          <table:table-cell table:style-name="ce150" table:formula="of:=DEC2HEX(HEX2DEC([.I33])+3;4)" office:value-type="string" office:string-value="217A" calcext:value-type="string">
            <text:p>217A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34])+3;4)" office:value-type="string" office:string-value="07D5" calcext:value-type="string">
            <text:p>07D5</text:p>
          </table:table-cell>
          <table:table-cell table:style-name="ce150" table:formula="of:=DEC2HEX(HEX2DEC([.D34])+3;4)" office:value-type="string" office:string-value="207D" calcext:value-type="string">
            <text:p>207D</text:p>
          </table:table-cell>
          <table:table-cell/>
          <table:table-cell table:style-name="ce108"/>
          <table:table-cell table:style-name="ce146"/>
          <table:table-cell table:style-name="ce150" table:formula="of:=DEC2HEX(HEX2DEC([.H34])+3;4)" office:value-type="string" office:string-value="0F5D" calcext:value-type="string">
            <text:p>0F5D</text:p>
          </table:table-cell>
          <table:table-cell table:style-name="ce150" table:formula="of:=DEC2HEX(HEX2DEC([.I34])+3;4)" office:value-type="string" office:string-value="217D" calcext:value-type="string">
            <text:p>217D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35])+3;4)" office:value-type="string" office:string-value="07D8" calcext:value-type="string">
            <text:p>07D8</text:p>
          </table:table-cell>
          <table:table-cell table:style-name="ce150" table:formula="of:=DEC2HEX(HEX2DEC([.D35])+3;4)" office:value-type="string" office:string-value="2080" calcext:value-type="string">
            <text:p>2080</text:p>
          </table:table-cell>
          <table:table-cell/>
          <table:table-cell table:style-name="ce108"/>
          <table:table-cell table:style-name="ce146"/>
          <table:table-cell table:style-name="ce150" table:formula="of:=DEC2HEX(HEX2DEC([.H35])+3;4)" office:value-type="string" office:string-value="0F60" calcext:value-type="string">
            <text:p>0F60</text:p>
          </table:table-cell>
          <table:table-cell table:style-name="ce150" table:formula="of:=DEC2HEX(HEX2DEC([.I35])+3;4)" office:value-type="string" office:string-value="2180" calcext:value-type="string">
            <text:p>2180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36])+3;4)" office:value-type="string" office:string-value="07DB" calcext:value-type="string">
            <text:p>07DB</text:p>
          </table:table-cell>
          <table:table-cell table:style-name="ce150" table:formula="of:=DEC2HEX(HEX2DEC([.D36])+3;4)" office:value-type="string" office:string-value="2083" calcext:value-type="string">
            <text:p>2083</text:p>
          </table:table-cell>
          <table:table-cell/>
          <table:table-cell table:style-name="ce108"/>
          <table:table-cell table:style-name="ce146"/>
          <table:table-cell table:style-name="ce150" table:formula="of:=DEC2HEX(HEX2DEC([.H36])+3;4)" office:value-type="string" office:string-value="0F63" calcext:value-type="string">
            <text:p>0F63</text:p>
          </table:table-cell>
          <table:table-cell table:style-name="ce150" table:formula="of:=DEC2HEX(HEX2DEC([.I36])+3;4)" office:value-type="string" office:string-value="2183" calcext:value-type="string">
            <text:p>2183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37])+3;4)" office:value-type="string" office:string-value="07DE" calcext:value-type="string">
            <text:p>07DE</text:p>
          </table:table-cell>
          <table:table-cell table:style-name="ce150" table:formula="of:=DEC2HEX(HEX2DEC([.D37])+3;4)" office:value-type="string" office:string-value="2086" calcext:value-type="string">
            <text:p>2086</text:p>
          </table:table-cell>
          <table:table-cell/>
          <table:table-cell table:style-name="ce108"/>
          <table:table-cell table:style-name="ce146"/>
          <table:table-cell table:style-name="ce150" table:formula="of:=DEC2HEX(HEX2DEC([.H37])+3;4)" office:value-type="string" office:string-value="0F66" calcext:value-type="string">
            <text:p>0F66</text:p>
          </table:table-cell>
          <table:table-cell table:style-name="ce150" table:formula="of:=DEC2HEX(HEX2DEC([.I37])+3;4)" office:value-type="string" office:string-value="2186" calcext:value-type="string">
            <text:p>2186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38])+3;4)" office:value-type="string" office:string-value="07E1" calcext:value-type="string">
            <text:p>07E1</text:p>
          </table:table-cell>
          <table:table-cell table:style-name="ce150" table:formula="of:=DEC2HEX(HEX2DEC([.D38])+3;4)" office:value-type="string" office:string-value="2089" calcext:value-type="string">
            <text:p>2089</text:p>
          </table:table-cell>
          <table:table-cell/>
          <table:table-cell table:style-name="ce108"/>
          <table:table-cell table:style-name="ce146"/>
          <table:table-cell table:style-name="ce150" table:formula="of:=DEC2HEX(HEX2DEC([.H38])+3;4)" office:value-type="string" office:string-value="0F69" calcext:value-type="string">
            <text:p>0F69</text:p>
          </table:table-cell>
          <table:table-cell table:style-name="ce150" table:formula="of:=DEC2HEX(HEX2DEC([.I38])+3;4)" office:value-type="string" office:string-value="2189" calcext:value-type="string">
            <text:p>2189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39])+3;4)" office:value-type="string" office:string-value="07E4" calcext:value-type="string">
            <text:p>07E4</text:p>
          </table:table-cell>
          <table:table-cell table:style-name="ce150" table:formula="of:=DEC2HEX(HEX2DEC([.D39])+3;4)" office:value-type="string" office:string-value="208C" calcext:value-type="string">
            <text:p>208C</text:p>
          </table:table-cell>
          <table:table-cell/>
          <table:table-cell table:style-name="ce108"/>
          <table:table-cell table:style-name="ce146"/>
          <table:table-cell table:style-name="ce150" table:formula="of:=DEC2HEX(HEX2DEC([.H39])+3;4)" office:value-type="string" office:string-value="0F6C" calcext:value-type="string">
            <text:p>0F6C</text:p>
          </table:table-cell>
          <table:table-cell table:style-name="ce150" table:formula="of:=DEC2HEX(HEX2DEC([.I39])+3;4)" office:value-type="string" office:string-value="218C" calcext:value-type="string">
            <text:p>218C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40])+3;4)" office:value-type="string" office:string-value="07E7" calcext:value-type="string">
            <text:p>07E7</text:p>
          </table:table-cell>
          <table:table-cell table:style-name="ce150" table:formula="of:=DEC2HEX(HEX2DEC([.D40])+3;4)" office:value-type="string" office:string-value="208F" calcext:value-type="string">
            <text:p>208F</text:p>
          </table:table-cell>
          <table:table-cell/>
          <table:table-cell table:style-name="ce108"/>
          <table:table-cell table:style-name="ce146"/>
          <table:table-cell table:style-name="ce150" table:formula="of:=DEC2HEX(HEX2DEC([.H40])+3;4)" office:value-type="string" office:string-value="0F6F" calcext:value-type="string">
            <text:p>0F6F</text:p>
          </table:table-cell>
          <table:table-cell table:style-name="ce150" table:formula="of:=DEC2HEX(HEX2DEC([.I40])+3;4)" office:value-type="string" office:string-value="218F" calcext:value-type="string">
            <text:p>218F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41])+3;4)" office:value-type="string" office:string-value="07EA" calcext:value-type="string">
            <text:p>07EA</text:p>
          </table:table-cell>
          <table:table-cell table:style-name="ce150" table:formula="of:=DEC2HEX(HEX2DEC([.D41])+3;4)" office:value-type="string" office:string-value="2092" calcext:value-type="string">
            <text:p>2092</text:p>
          </table:table-cell>
          <table:table-cell/>
          <table:table-cell table:style-name="ce108"/>
          <table:table-cell table:style-name="ce146"/>
          <table:table-cell table:style-name="ce150" table:formula="of:=DEC2HEX(HEX2DEC([.H41])+3;4)" office:value-type="string" office:string-value="0F72" calcext:value-type="string">
            <text:p>0F72</text:p>
          </table:table-cell>
          <table:table-cell table:style-name="ce150" table:formula="of:=DEC2HEX(HEX2DEC([.I41])+3;4)" office:value-type="string" office:string-value="2192" calcext:value-type="string">
            <text:p>2192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42])+3;4)" office:value-type="string" office:string-value="07ED" calcext:value-type="string">
            <text:p>07ED</text:p>
          </table:table-cell>
          <table:table-cell table:style-name="ce150" table:formula="of:=DEC2HEX(HEX2DEC([.D42])+3;4)" office:value-type="string" office:string-value="2095" calcext:value-type="string">
            <text:p>2095</text:p>
          </table:table-cell>
          <table:table-cell/>
          <table:table-cell table:style-name="ce108"/>
          <table:table-cell table:style-name="ce146"/>
          <table:table-cell table:style-name="ce150" table:formula="of:=DEC2HEX(HEX2DEC([.H42])+3;4)" office:value-type="string" office:string-value="0F75" calcext:value-type="string">
            <text:p>0F75</text:p>
          </table:table-cell>
          <table:table-cell table:style-name="ce150" table:formula="of:=DEC2HEX(HEX2DEC([.I42])+3;4)" office:value-type="string" office:string-value="2195" calcext:value-type="string">
            <text:p>2195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43])+3;4)" office:value-type="string" office:string-value="07F0" calcext:value-type="string">
            <text:p>07F0</text:p>
          </table:table-cell>
          <table:table-cell table:style-name="ce150" table:formula="of:=DEC2HEX(HEX2DEC([.D43])+3;4)" office:value-type="string" office:string-value="2098" calcext:value-type="string">
            <text:p>2098</text:p>
          </table:table-cell>
          <table:table-cell/>
          <table:table-cell table:style-name="ce108"/>
          <table:table-cell table:style-name="ce146"/>
          <table:table-cell table:style-name="ce150" table:formula="of:=DEC2HEX(HEX2DEC([.H43])+3;4)" office:value-type="string" office:string-value="0F78" calcext:value-type="string">
            <text:p>0F78</text:p>
          </table:table-cell>
          <table:table-cell table:style-name="ce150" table:formula="of:=DEC2HEX(HEX2DEC([.I43])+3;4)" office:value-type="string" office:string-value="2198" calcext:value-type="string">
            <text:p>2198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44])+3;4)" office:value-type="string" office:string-value="07F3" calcext:value-type="string">
            <text:p>07F3</text:p>
          </table:table-cell>
          <table:table-cell table:style-name="ce150" table:formula="of:=DEC2HEX(HEX2DEC([.D44])+3;4)" office:value-type="string" office:string-value="209B" calcext:value-type="string">
            <text:p>209B</text:p>
          </table:table-cell>
          <table:table-cell/>
          <table:table-cell table:style-name="ce108"/>
          <table:table-cell table:style-name="ce146"/>
          <table:table-cell table:style-name="ce150" table:formula="of:=DEC2HEX(HEX2DEC([.H44])+3;4)" office:value-type="string" office:string-value="0F7B" calcext:value-type="string">
            <text:p>0F7B</text:p>
          </table:table-cell>
          <table:table-cell table:style-name="ce150" table:formula="of:=DEC2HEX(HEX2DEC([.I44])+3;4)" office:value-type="string" office:string-value="219B" calcext:value-type="string">
            <text:p>219B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45])+3;4)" office:value-type="string" office:string-value="07F6" calcext:value-type="string">
            <text:p>07F6</text:p>
          </table:table-cell>
          <table:table-cell table:style-name="ce150" table:formula="of:=DEC2HEX(HEX2DEC([.D45])+3;4)" office:value-type="string" office:string-value="209E" calcext:value-type="string">
            <text:p>209E</text:p>
          </table:table-cell>
          <table:table-cell/>
          <table:table-cell table:style-name="ce108"/>
          <table:table-cell table:style-name="ce146"/>
          <table:table-cell table:style-name="ce150" table:formula="of:=DEC2HEX(HEX2DEC([.H45])+3;4)" office:value-type="string" office:string-value="0F7E" calcext:value-type="string">
            <text:p>0F7E</text:p>
          </table:table-cell>
          <table:table-cell table:style-name="ce150" table:formula="of:=DEC2HEX(HEX2DEC([.I45])+3;4)" office:value-type="string" office:string-value="219E" calcext:value-type="string">
            <text:p>219E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46])+3;4)" office:value-type="string" office:string-value="07F9" calcext:value-type="string">
            <text:p>07F9</text:p>
          </table:table-cell>
          <table:table-cell table:style-name="ce150" table:formula="of:=DEC2HEX(HEX2DEC([.D46])+3;4)" office:value-type="string" office:string-value="20A1" calcext:value-type="string">
            <text:p>20A1</text:p>
          </table:table-cell>
          <table:table-cell/>
          <table:table-cell table:style-name="ce108"/>
          <table:table-cell table:style-name="ce146"/>
          <table:table-cell table:style-name="ce150" table:formula="of:=DEC2HEX(HEX2DEC([.H46])+3;4)" office:value-type="string" office:string-value="0F81" calcext:value-type="string">
            <text:p>0F81</text:p>
          </table:table-cell>
          <table:table-cell table:style-name="ce150" table:formula="of:=DEC2HEX(HEX2DEC([.I46])+3;4)" office:value-type="string" office:string-value="21A1" calcext:value-type="string">
            <text:p>21A1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47])+3;4)" office:value-type="string" office:string-value="07FC" calcext:value-type="string">
            <text:p>07FC</text:p>
          </table:table-cell>
          <table:table-cell table:style-name="ce150" table:formula="of:=DEC2HEX(HEX2DEC([.D47])+3;4)" office:value-type="string" office:string-value="20A4" calcext:value-type="string">
            <text:p>20A4</text:p>
          </table:table-cell>
          <table:table-cell/>
          <table:table-cell table:style-name="ce108"/>
          <table:table-cell table:style-name="ce146"/>
          <table:table-cell table:style-name="ce150" table:formula="of:=DEC2HEX(HEX2DEC([.H47])+3;4)" office:value-type="string" office:string-value="0F84" calcext:value-type="string">
            <text:p>0F84</text:p>
          </table:table-cell>
          <table:table-cell table:style-name="ce150" table:formula="of:=DEC2HEX(HEX2DEC([.I47])+3;4)" office:value-type="string" office:string-value="21A4" calcext:value-type="string">
            <text:p>21A4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48])+3;4)" office:value-type="string" office:string-value="07FF" calcext:value-type="string">
            <text:p>07FF</text:p>
          </table:table-cell>
          <table:table-cell table:style-name="ce150" table:formula="of:=DEC2HEX(HEX2DEC([.D48])+3;4)" office:value-type="string" office:string-value="20A7" calcext:value-type="string">
            <text:p>20A7</text:p>
          </table:table-cell>
          <table:table-cell/>
          <table:table-cell table:style-name="ce108"/>
          <table:table-cell table:style-name="ce146"/>
          <table:table-cell table:style-name="ce150" table:formula="of:=DEC2HEX(HEX2DEC([.H48])+3;4)" office:value-type="string" office:string-value="0F87" calcext:value-type="string">
            <text:p>0F87</text:p>
          </table:table-cell>
          <table:table-cell table:style-name="ce150" table:formula="of:=DEC2HEX(HEX2DEC([.I48])+3;4)" office:value-type="string" office:string-value="21A7" calcext:value-type="string">
            <text:p>21A7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49])+3;4)" office:value-type="string" office:string-value="0802" calcext:value-type="string">
            <text:p>0802</text:p>
          </table:table-cell>
          <table:table-cell table:style-name="ce150" table:formula="of:=DEC2HEX(HEX2DEC([.D49])+3;4)" office:value-type="string" office:string-value="20AA" calcext:value-type="string">
            <text:p>20AA</text:p>
          </table:table-cell>
          <table:table-cell/>
          <table:table-cell table:style-name="ce108"/>
          <table:table-cell table:style-name="ce146"/>
          <table:table-cell table:style-name="ce150" table:formula="of:=DEC2HEX(HEX2DEC([.H49])+3;4)" office:value-type="string" office:string-value="0F8A" calcext:value-type="string">
            <text:p>0F8A</text:p>
          </table:table-cell>
          <table:table-cell table:style-name="ce150" table:formula="of:=DEC2HEX(HEX2DEC([.I49])+3;4)" office:value-type="string" office:string-value="21AA" calcext:value-type="string">
            <text:p>21AA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50])+3;4)" office:value-type="string" office:string-value="0805" calcext:value-type="string">
            <text:p>0805</text:p>
          </table:table-cell>
          <table:table-cell table:style-name="ce150" table:formula="of:=DEC2HEX(HEX2DEC([.D50])+3;4)" office:value-type="string" office:string-value="20AD" calcext:value-type="string">
            <text:p>20AD</text:p>
          </table:table-cell>
          <table:table-cell/>
          <table:table-cell table:style-name="ce108"/>
          <table:table-cell table:style-name="ce146"/>
          <table:table-cell table:style-name="ce150" table:formula="of:=DEC2HEX(HEX2DEC([.H50])+3;4)" office:value-type="string" office:string-value="0F8D" calcext:value-type="string">
            <text:p>0F8D</text:p>
          </table:table-cell>
          <table:table-cell table:style-name="ce150" table:formula="of:=DEC2HEX(HEX2DEC([.I50])+3;4)" office:value-type="string" office:string-value="21AD" calcext:value-type="string">
            <text:p>21AD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51])+3;4)" office:value-type="string" office:string-value="0808" calcext:value-type="string">
            <text:p>0808</text:p>
          </table:table-cell>
          <table:table-cell table:style-name="ce150" table:formula="of:=DEC2HEX(HEX2DEC([.D51])+3;4)" office:value-type="string" office:string-value="20B0" calcext:value-type="string">
            <text:p>20B0</text:p>
          </table:table-cell>
          <table:table-cell/>
          <table:table-cell table:style-name="ce108"/>
          <table:table-cell table:style-name="ce146"/>
          <table:table-cell table:style-name="ce150" table:formula="of:=DEC2HEX(HEX2DEC([.H51])+3;4)" office:value-type="string" office:string-value="0F90" calcext:value-type="string">
            <text:p>0F90</text:p>
          </table:table-cell>
          <table:table-cell table:style-name="ce150" table:formula="of:=DEC2HEX(HEX2DEC([.I51])+3;4)" office:value-type="string" office:string-value="21B0" calcext:value-type="string">
            <text:p>21B0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52])+3;4)" office:value-type="string" office:string-value="080B" calcext:value-type="string">
            <text:p>080B</text:p>
          </table:table-cell>
          <table:table-cell table:style-name="ce150" table:formula="of:=DEC2HEX(HEX2DEC([.D52])+3;4)" office:value-type="string" office:string-value="20B3" calcext:value-type="string">
            <text:p>20B3</text:p>
          </table:table-cell>
          <table:table-cell/>
          <table:table-cell table:style-name="ce108"/>
          <table:table-cell table:style-name="ce146"/>
          <table:table-cell table:style-name="ce150" table:formula="of:=DEC2HEX(HEX2DEC([.H52])+3;4)" office:value-type="string" office:string-value="0F93" calcext:value-type="string">
            <text:p>0F93</text:p>
          </table:table-cell>
          <table:table-cell table:style-name="ce150" table:formula="of:=DEC2HEX(HEX2DEC([.I52])+3;4)" office:value-type="string" office:string-value="21B3" calcext:value-type="string">
            <text:p>21B3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53])+3;4)" office:value-type="string" office:string-value="080E" calcext:value-type="string">
            <text:p>080E</text:p>
          </table:table-cell>
          <table:table-cell table:style-name="ce150" table:formula="of:=DEC2HEX(HEX2DEC([.D53])+3;4)" office:value-type="string" office:string-value="20B6" calcext:value-type="string">
            <text:p>20B6</text:p>
          </table:table-cell>
          <table:table-cell/>
          <table:table-cell table:style-name="ce108"/>
          <table:table-cell table:style-name="ce146"/>
          <table:table-cell table:style-name="ce150" table:formula="of:=DEC2HEX(HEX2DEC([.H53])+3;4)" office:value-type="string" office:string-value="0F96" calcext:value-type="string">
            <text:p>0F96</text:p>
          </table:table-cell>
          <table:table-cell table:style-name="ce150" table:formula="of:=DEC2HEX(HEX2DEC([.I53])+3;4)" office:value-type="string" office:string-value="21B6" calcext:value-type="string">
            <text:p>21B6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54])+3;4)" office:value-type="string" office:string-value="0811" calcext:value-type="string">
            <text:p>0811</text:p>
          </table:table-cell>
          <table:table-cell table:style-name="ce150" table:formula="of:=DEC2HEX(HEX2DEC([.D54])+3;4)" office:value-type="string" office:string-value="20B9" calcext:value-type="string">
            <text:p>20B9</text:p>
          </table:table-cell>
          <table:table-cell/>
          <table:table-cell table:style-name="ce108"/>
          <table:table-cell table:style-name="ce146"/>
          <table:table-cell table:style-name="ce150" table:formula="of:=DEC2HEX(HEX2DEC([.H54])+3;4)" office:value-type="string" office:string-value="0F99" calcext:value-type="string">
            <text:p>0F99</text:p>
          </table:table-cell>
          <table:table-cell table:style-name="ce150" table:formula="of:=DEC2HEX(HEX2DEC([.I54])+3;4)" office:value-type="string" office:string-value="21B9" calcext:value-type="string">
            <text:p>21B9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55])+3;4)" office:value-type="string" office:string-value="0814" calcext:value-type="string">
            <text:p>0814</text:p>
          </table:table-cell>
          <table:table-cell table:style-name="ce150" table:formula="of:=DEC2HEX(HEX2DEC([.D55])+3;4)" office:value-type="string" office:string-value="20BC" calcext:value-type="string">
            <text:p>20BC</text:p>
          </table:table-cell>
          <table:table-cell/>
          <table:table-cell table:style-name="ce108"/>
          <table:table-cell table:style-name="ce146"/>
          <table:table-cell table:style-name="ce150" table:formula="of:=DEC2HEX(HEX2DEC([.H55])+3;4)" office:value-type="string" office:string-value="0F9C" calcext:value-type="string">
            <text:p>0F9C</text:p>
          </table:table-cell>
          <table:table-cell table:style-name="ce150" table:formula="of:=DEC2HEX(HEX2DEC([.I55])+3;4)" office:value-type="string" office:string-value="21BC" calcext:value-type="string">
            <text:p>21BC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56])+3;4)" office:value-type="string" office:string-value="0817" calcext:value-type="string">
            <text:p>0817</text:p>
          </table:table-cell>
          <table:table-cell table:style-name="ce150" table:formula="of:=DEC2HEX(HEX2DEC([.D56])+3;4)" office:value-type="string" office:string-value="20BF" calcext:value-type="string">
            <text:p>20BF</text:p>
          </table:table-cell>
          <table:table-cell/>
          <table:table-cell table:style-name="ce108"/>
          <table:table-cell table:style-name="ce146"/>
          <table:table-cell table:style-name="ce150" table:formula="of:=DEC2HEX(HEX2DEC([.H56])+3;4)" office:value-type="string" office:string-value="0F9F" calcext:value-type="string">
            <text:p>0F9F</text:p>
          </table:table-cell>
          <table:table-cell table:style-name="ce150" table:formula="of:=DEC2HEX(HEX2DEC([.I56])+3;4)" office:value-type="string" office:string-value="21BF" calcext:value-type="string">
            <text:p>21BF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57])+3;4)" office:value-type="string" office:string-value="081A" calcext:value-type="string">
            <text:p>081A</text:p>
          </table:table-cell>
          <table:table-cell table:style-name="ce150" table:formula="of:=DEC2HEX(HEX2DEC([.D57])+3;4)" office:value-type="string" office:string-value="20C2" calcext:value-type="string">
            <text:p>20C2</text:p>
          </table:table-cell>
          <table:table-cell/>
          <table:table-cell table:style-name="ce108"/>
          <table:table-cell table:style-name="ce146"/>
          <table:table-cell table:style-name="ce150" table:formula="of:=DEC2HEX(HEX2DEC([.H57])+3;4)" office:value-type="string" office:string-value="0FA2" calcext:value-type="string">
            <text:p>0FA2</text:p>
          </table:table-cell>
          <table:table-cell table:style-name="ce150" table:formula="of:=DEC2HEX(HEX2DEC([.I57])+3;4)" office:value-type="string" office:string-value="21C2" calcext:value-type="string">
            <text:p>21C2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58])+3;4)" office:value-type="string" office:string-value="081D" calcext:value-type="string">
            <text:p>081D</text:p>
          </table:table-cell>
          <table:table-cell table:style-name="ce150" table:formula="of:=DEC2HEX(HEX2DEC([.D58])+3;4)" office:value-type="string" office:string-value="20C5" calcext:value-type="string">
            <text:p>20C5</text:p>
          </table:table-cell>
          <table:table-cell/>
          <table:table-cell table:style-name="ce108"/>
          <table:table-cell table:style-name="ce146"/>
          <table:table-cell table:style-name="ce150" table:formula="of:=DEC2HEX(HEX2DEC([.H58])+3;4)" office:value-type="string" office:string-value="0FA5" calcext:value-type="string">
            <text:p>0FA5</text:p>
          </table:table-cell>
          <table:table-cell table:style-name="ce150" table:formula="of:=DEC2HEX(HEX2DEC([.I58])+3;4)" office:value-type="string" office:string-value="21C5" calcext:value-type="string">
            <text:p>21C5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59])+3;4)" office:value-type="string" office:string-value="0820" calcext:value-type="string">
            <text:p>0820</text:p>
          </table:table-cell>
          <table:table-cell table:style-name="ce150" table:formula="of:=DEC2HEX(HEX2DEC([.D59])+3;4)" office:value-type="string" office:string-value="20C8" calcext:value-type="string">
            <text:p>20C8</text:p>
          </table:table-cell>
          <table:table-cell/>
          <table:table-cell table:style-name="ce108"/>
          <table:table-cell table:style-name="ce146"/>
          <table:table-cell table:style-name="ce150" table:formula="of:=DEC2HEX(HEX2DEC([.H59])+3;4)" office:value-type="string" office:string-value="0FA8" calcext:value-type="string">
            <text:p>0FA8</text:p>
          </table:table-cell>
          <table:table-cell table:style-name="ce150" table:formula="of:=DEC2HEX(HEX2DEC([.I59])+3;4)" office:value-type="string" office:string-value="21C8" calcext:value-type="string">
            <text:p>21C8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60])+3;4)" office:value-type="string" office:string-value="0823" calcext:value-type="string">
            <text:p>0823</text:p>
          </table:table-cell>
          <table:table-cell table:style-name="ce150" table:formula="of:=DEC2HEX(HEX2DEC([.D60])+3;4)" office:value-type="string" office:string-value="20CB" calcext:value-type="string">
            <text:p>20CB</text:p>
          </table:table-cell>
          <table:table-cell/>
          <table:table-cell table:style-name="ce108"/>
          <table:table-cell table:style-name="ce146"/>
          <table:table-cell table:style-name="ce150" table:formula="of:=DEC2HEX(HEX2DEC([.H60])+3;4)" office:value-type="string" office:string-value="0FAB" calcext:value-type="string">
            <text:p>0FAB</text:p>
          </table:table-cell>
          <table:table-cell table:style-name="ce150" table:formula="of:=DEC2HEX(HEX2DEC([.I60])+3;4)" office:value-type="string" office:string-value="21CB" calcext:value-type="string">
            <text:p>21CB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61])+3;4)" office:value-type="string" office:string-value="0826" calcext:value-type="string">
            <text:p>0826</text:p>
          </table:table-cell>
          <table:table-cell table:style-name="ce150" table:formula="of:=DEC2HEX(HEX2DEC([.D61])+3;4)" office:value-type="string" office:string-value="20CE" calcext:value-type="string">
            <text:p>20CE</text:p>
          </table:table-cell>
          <table:table-cell/>
          <table:table-cell table:style-name="ce108"/>
          <table:table-cell table:style-name="ce146"/>
          <table:table-cell table:style-name="ce150" table:formula="of:=DEC2HEX(HEX2DEC([.H61])+3;4)" office:value-type="string" office:string-value="0FAE" calcext:value-type="string">
            <text:p>0FAE</text:p>
          </table:table-cell>
          <table:table-cell table:style-name="ce150" table:formula="of:=DEC2HEX(HEX2DEC([.I61])+3;4)" office:value-type="string" office:string-value="21CE" calcext:value-type="string">
            <text:p>21CE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62])+3;4)" office:value-type="string" office:string-value="0829" calcext:value-type="string">
            <text:p>0829</text:p>
          </table:table-cell>
          <table:table-cell table:style-name="ce150" table:formula="of:=DEC2HEX(HEX2DEC([.D62])+3;4)" office:value-type="string" office:string-value="20D1" calcext:value-type="string">
            <text:p>20D1</text:p>
          </table:table-cell>
          <table:table-cell/>
          <table:table-cell table:style-name="ce108"/>
          <table:table-cell table:style-name="ce146"/>
          <table:table-cell table:style-name="ce150" table:formula="of:=DEC2HEX(HEX2DEC([.H62])+3;4)" office:value-type="string" office:string-value="0FB1" calcext:value-type="string">
            <text:p>0FB1</text:p>
          </table:table-cell>
          <table:table-cell table:style-name="ce150" table:formula="of:=DEC2HEX(HEX2DEC([.I62])+3;4)" office:value-type="string" office:string-value="21D1" calcext:value-type="string">
            <text:p>21D1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63])+3;4)" office:value-type="string" office:string-value="082C" calcext:value-type="string">
            <text:p>082C</text:p>
          </table:table-cell>
          <table:table-cell table:style-name="ce150" table:formula="of:=DEC2HEX(HEX2DEC([.D63])+3;4)" office:value-type="string" office:string-value="20D4" calcext:value-type="string">
            <text:p>20D4</text:p>
          </table:table-cell>
          <table:table-cell/>
          <table:table-cell table:style-name="ce108"/>
          <table:table-cell table:style-name="ce146"/>
          <table:table-cell table:style-name="ce150" table:formula="of:=DEC2HEX(HEX2DEC([.H63])+3;4)" office:value-type="string" office:string-value="0FB4" calcext:value-type="string">
            <text:p>0FB4</text:p>
          </table:table-cell>
          <table:table-cell table:style-name="ce150" table:formula="of:=DEC2HEX(HEX2DEC([.I63])+3;4)" office:value-type="string" office:string-value="21D4" calcext:value-type="string">
            <text:p>21D4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64])+3;4)" office:value-type="string" office:string-value="082F" calcext:value-type="string">
            <text:p>082F</text:p>
          </table:table-cell>
          <table:table-cell table:style-name="ce150" table:formula="of:=DEC2HEX(HEX2DEC([.D64])+3;4)" office:value-type="string" office:string-value="20D7" calcext:value-type="string">
            <text:p>20D7</text:p>
          </table:table-cell>
          <table:table-cell/>
          <table:table-cell table:style-name="ce108"/>
          <table:table-cell table:style-name="ce146"/>
          <table:table-cell table:style-name="ce150" table:formula="of:=DEC2HEX(HEX2DEC([.H64])+3;4)" office:value-type="string" office:string-value="0FB7" calcext:value-type="string">
            <text:p>0FB7</text:p>
          </table:table-cell>
          <table:table-cell table:style-name="ce150" table:formula="of:=DEC2HEX(HEX2DEC([.I64])+3;4)" office:value-type="string" office:string-value="21D7" calcext:value-type="string">
            <text:p>21D7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65])+3;4)" office:value-type="string" office:string-value="0832" calcext:value-type="string">
            <text:p>0832</text:p>
          </table:table-cell>
          <table:table-cell table:style-name="ce150" table:formula="of:=DEC2HEX(HEX2DEC([.D65])+3;4)" office:value-type="string" office:string-value="20DA" calcext:value-type="string">
            <text:p>20DA</text:p>
          </table:table-cell>
          <table:table-cell/>
          <table:table-cell table:style-name="ce108"/>
          <table:table-cell table:style-name="ce146"/>
          <table:table-cell table:style-name="ce150" table:formula="of:=DEC2HEX(HEX2DEC([.H65])+3;4)" office:value-type="string" office:string-value="0FBA" calcext:value-type="string">
            <text:p>0FBA</text:p>
          </table:table-cell>
          <table:table-cell table:style-name="ce150" table:formula="of:=DEC2HEX(HEX2DEC([.I65])+3;4)" office:value-type="string" office:string-value="21DA" calcext:value-type="string">
            <text:p>21DA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66])+3;4)" office:value-type="string" office:string-value="0835" calcext:value-type="string">
            <text:p>0835</text:p>
          </table:table-cell>
          <table:table-cell table:style-name="ce150" table:formula="of:=DEC2HEX(HEX2DEC([.D66])+3;4)" office:value-type="string" office:string-value="20DD" calcext:value-type="string">
            <text:p>20DD</text:p>
          </table:table-cell>
          <table:table-cell/>
          <table:table-cell table:style-name="ce108"/>
          <table:table-cell table:style-name="ce146"/>
          <table:table-cell table:style-name="ce150" table:formula="of:=DEC2HEX(HEX2DEC([.H66])+3;4)" office:value-type="string" office:string-value="0FBD" calcext:value-type="string">
            <text:p>0FBD</text:p>
          </table:table-cell>
          <table:table-cell table:style-name="ce150" table:formula="of:=DEC2HEX(HEX2DEC([.I66])+3;4)" office:value-type="string" office:string-value="21DD" calcext:value-type="string">
            <text:p>21DD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67])+3;4)" office:value-type="string" office:string-value="0838" calcext:value-type="string">
            <text:p>0838</text:p>
          </table:table-cell>
          <table:table-cell table:style-name="ce150" table:formula="of:=DEC2HEX(HEX2DEC([.D67])+3;4)" office:value-type="string" office:string-value="20E0" calcext:value-type="string">
            <text:p>20E0</text:p>
          </table:table-cell>
          <table:table-cell/>
          <table:table-cell table:style-name="ce108"/>
          <table:table-cell table:style-name="ce146"/>
          <table:table-cell table:style-name="ce150" table:formula="of:=DEC2HEX(HEX2DEC([.H67])+3;4)" office:value-type="string" office:string-value="0FC0" calcext:value-type="string">
            <text:p>0FC0</text:p>
          </table:table-cell>
          <table:table-cell table:style-name="ce150" table:formula="of:=DEC2HEX(HEX2DEC([.I67])+3;4)" office:value-type="string" office:string-value="21E0" calcext:value-type="string">
            <text:p>21E0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68])+3;4)" office:value-type="string" office:string-value="083B" calcext:value-type="string">
            <text:p>083B</text:p>
          </table:table-cell>
          <table:table-cell table:style-name="ce150" table:formula="of:=DEC2HEX(HEX2DEC([.D68])+3;4)" office:value-type="string" office:string-value="20E3" calcext:value-type="string">
            <text:p>20E3</text:p>
          </table:table-cell>
          <table:table-cell/>
          <table:table-cell table:style-name="ce108"/>
          <table:table-cell table:style-name="ce146"/>
          <table:table-cell table:style-name="ce150" table:formula="of:=DEC2HEX(HEX2DEC([.H68])+3;4)" office:value-type="string" office:string-value="0FC3" calcext:value-type="string">
            <text:p>0FC3</text:p>
          </table:table-cell>
          <table:table-cell table:style-name="ce150" table:formula="of:=DEC2HEX(HEX2DEC([.I68])+3;4)" office:value-type="string" office:string-value="21E3" calcext:value-type="string">
            <text:p>21E3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69])+3;4)" office:value-type="string" office:string-value="083E" calcext:value-type="string">
            <text:p>083E</text:p>
          </table:table-cell>
          <table:table-cell table:style-name="ce150" table:formula="of:=DEC2HEX(HEX2DEC([.D69])+3;4)" office:value-type="string" office:string-value="20E6" calcext:value-type="string">
            <text:p>20E6</text:p>
          </table:table-cell>
          <table:table-cell/>
          <table:table-cell table:style-name="ce108"/>
          <table:table-cell table:style-name="ce146"/>
          <table:table-cell table:style-name="ce150" table:formula="of:=DEC2HEX(HEX2DEC([.H69])+3;4)" office:value-type="string" office:string-value="0FC6" calcext:value-type="string">
            <text:p>0FC6</text:p>
          </table:table-cell>
          <table:table-cell table:style-name="ce150" table:formula="of:=DEC2HEX(HEX2DEC([.I69])+3;4)" office:value-type="string" office:string-value="21E6" calcext:value-type="string">
            <text:p>21E6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70])+3;4)" office:value-type="string" office:string-value="0841" calcext:value-type="string">
            <text:p>0841</text:p>
          </table:table-cell>
          <table:table-cell table:style-name="ce150" table:formula="of:=DEC2HEX(HEX2DEC([.D70])+3;4)" office:value-type="string" office:string-value="20E9" calcext:value-type="string">
            <text:p>20E9</text:p>
          </table:table-cell>
          <table:table-cell/>
          <table:table-cell table:style-name="ce108"/>
          <table:table-cell table:style-name="ce146"/>
          <table:table-cell table:style-name="ce150" table:formula="of:=DEC2HEX(HEX2DEC([.H70])+3;4)" office:value-type="string" office:string-value="0FC9" calcext:value-type="string">
            <text:p>0FC9</text:p>
          </table:table-cell>
          <table:table-cell table:style-name="ce150" table:formula="of:=DEC2HEX(HEX2DEC([.I70])+3;4)" office:value-type="string" office:string-value="21E9" calcext:value-type="string">
            <text:p>21E9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71])+3;4)" office:value-type="string" office:string-value="0844" calcext:value-type="string">
            <text:p>0844</text:p>
          </table:table-cell>
          <table:table-cell table:style-name="ce150" table:formula="of:=DEC2HEX(HEX2DEC([.D71])+3;4)" office:value-type="string" office:string-value="20EC" calcext:value-type="string">
            <text:p>20EC</text:p>
          </table:table-cell>
          <table:table-cell/>
          <table:table-cell table:style-name="ce108"/>
          <table:table-cell table:style-name="ce146"/>
          <table:table-cell table:style-name="ce150" table:formula="of:=DEC2HEX(HEX2DEC([.H71])+3;4)" office:value-type="string" office:string-value="0FCC" calcext:value-type="string">
            <text:p>0FCC</text:p>
          </table:table-cell>
          <table:table-cell table:style-name="ce150" table:formula="of:=DEC2HEX(HEX2DEC([.I71])+3;4)" office:value-type="string" office:string-value="21EC" calcext:value-type="string">
            <text:p>21EC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72])+3;4)" office:value-type="string" office:string-value="0847" calcext:value-type="string">
            <text:p>0847</text:p>
          </table:table-cell>
          <table:table-cell table:style-name="ce150" table:formula="of:=DEC2HEX(HEX2DEC([.D72])+3;4)" office:value-type="string" office:string-value="20EF" calcext:value-type="string">
            <text:p>20EF</text:p>
          </table:table-cell>
          <table:table-cell/>
          <table:table-cell table:style-name="ce108"/>
          <table:table-cell table:style-name="ce146"/>
          <table:table-cell table:style-name="ce150" table:formula="of:=DEC2HEX(HEX2DEC([.H72])+3;4)" office:value-type="string" office:string-value="0FCF" calcext:value-type="string">
            <text:p>0FCF</text:p>
          </table:table-cell>
          <table:table-cell table:style-name="ce150" table:formula="of:=DEC2HEX(HEX2DEC([.I72])+3;4)" office:value-type="string" office:string-value="21EF" calcext:value-type="string">
            <text:p>21EF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73])+3;4)" office:value-type="string" office:string-value="084A" calcext:value-type="string">
            <text:p>084A</text:p>
          </table:table-cell>
          <table:table-cell table:style-name="ce150" table:formula="of:=DEC2HEX(HEX2DEC([.D73])+3;4)" office:value-type="string" office:string-value="20F2" calcext:value-type="string">
            <text:p>20F2</text:p>
          </table:table-cell>
          <table:table-cell/>
          <table:table-cell table:style-name="ce108"/>
          <table:table-cell table:style-name="ce146"/>
          <table:table-cell table:style-name="ce150" table:formula="of:=DEC2HEX(HEX2DEC([.H73])+3;4)" office:value-type="string" office:string-value="0FD2" calcext:value-type="string">
            <text:p>0FD2</text:p>
          </table:table-cell>
          <table:table-cell table:style-name="ce150" table:formula="of:=DEC2HEX(HEX2DEC([.I73])+3;4)" office:value-type="string" office:string-value="21F2" calcext:value-type="string">
            <text:p>21F2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74])+3;4)" office:value-type="string" office:string-value="084D" calcext:value-type="string">
            <text:p>084D</text:p>
          </table:table-cell>
          <table:table-cell table:style-name="ce150" table:formula="of:=DEC2HEX(HEX2DEC([.D74])+3;4)" office:value-type="string" office:string-value="20F5" calcext:value-type="string">
            <text:p>20F5</text:p>
          </table:table-cell>
          <table:table-cell/>
          <table:table-cell table:style-name="ce108"/>
          <table:table-cell table:style-name="ce146"/>
          <table:table-cell table:style-name="ce150" table:formula="of:=DEC2HEX(HEX2DEC([.H74])+3;4)" office:value-type="string" office:string-value="0FD5" calcext:value-type="string">
            <text:p>0FD5</text:p>
          </table:table-cell>
          <table:table-cell table:style-name="ce150" table:formula="of:=DEC2HEX(HEX2DEC([.I74])+3;4)" office:value-type="string" office:string-value="21F5" calcext:value-type="string">
            <text:p>21F5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75])+3;4)" office:value-type="string" office:string-value="0850" calcext:value-type="string">
            <text:p>0850</text:p>
          </table:table-cell>
          <table:table-cell table:style-name="ce150" table:formula="of:=DEC2HEX(HEX2DEC([.D75])+3;4)" office:value-type="string" office:string-value="20F8" calcext:value-type="string">
            <text:p>20F8</text:p>
          </table:table-cell>
          <table:table-cell/>
          <table:table-cell table:style-name="ce108"/>
          <table:table-cell table:style-name="ce146"/>
          <table:table-cell table:style-name="ce150" table:formula="of:=DEC2HEX(HEX2DEC([.H75])+3;4)" office:value-type="string" office:string-value="0FD8" calcext:value-type="string">
            <text:p>0FD8</text:p>
          </table:table-cell>
          <table:table-cell table:style-name="ce150" table:formula="of:=DEC2HEX(HEX2DEC([.I75])+3;4)" office:value-type="string" office:string-value="21F8" calcext:value-type="string">
            <text:p>21F8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76])+3;4)" office:value-type="string" office:string-value="0853" calcext:value-type="string">
            <text:p>0853</text:p>
          </table:table-cell>
          <table:table-cell table:style-name="ce150" table:formula="of:=DEC2HEX(HEX2DEC([.D76])+3;4)" office:value-type="string" office:string-value="20FB" calcext:value-type="string">
            <text:p>20FB</text:p>
          </table:table-cell>
          <table:table-cell/>
          <table:table-cell table:style-name="ce108"/>
          <table:table-cell table:style-name="ce146"/>
          <table:table-cell table:style-name="ce150" table:formula="of:=DEC2HEX(HEX2DEC([.H76])+3;4)" office:value-type="string" office:string-value="0FDB" calcext:value-type="string">
            <text:p>0FDB</text:p>
          </table:table-cell>
          <table:table-cell table:style-name="ce150" table:formula="of:=DEC2HEX(HEX2DEC([.I76])+3;4)" office:value-type="string" office:string-value="21FB" calcext:value-type="string">
            <text:p>21FB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77])+3;4)" office:value-type="string" office:string-value="0856" calcext:value-type="string">
            <text:p>0856</text:p>
          </table:table-cell>
          <table:table-cell table:style-name="ce150" table:formula="of:=DEC2HEX(HEX2DEC([.D77])+3;4)" office:value-type="string" office:string-value="20FE" calcext:value-type="string">
            <text:p>20FE</text:p>
          </table:table-cell>
          <table:table-cell/>
          <table:table-cell table:style-name="ce108"/>
          <table:table-cell table:style-name="ce146"/>
          <table:table-cell table:style-name="ce150" table:formula="of:=DEC2HEX(HEX2DEC([.H77])+3;4)" office:value-type="string" office:string-value="0FDE" calcext:value-type="string">
            <text:p>0FDE</text:p>
          </table:table-cell>
          <table:table-cell table:style-name="ce150" table:formula="of:=DEC2HEX(HEX2DEC([.I77])+3;4)" office:value-type="string" office:string-value="21FE" calcext:value-type="string">
            <text:p>21FE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78])+3;4)" office:value-type="string" office:string-value="0859" calcext:value-type="string">
            <text:p>0859</text:p>
          </table:table-cell>
          <table:table-cell table:style-name="ce150" table:formula="of:=DEC2HEX(HEX2DEC([.D78])+3;4)" office:value-type="string" office:string-value="2101" calcext:value-type="string">
            <text:p>2101</text:p>
          </table:table-cell>
          <table:table-cell/>
          <table:table-cell table:style-name="ce108"/>
          <table:table-cell table:style-name="ce146"/>
          <table:table-cell table:style-name="ce150" table:formula="of:=DEC2HEX(HEX2DEC([.H78])+3;4)" office:value-type="string" office:string-value="0FE1" calcext:value-type="string">
            <text:p>0FE1</text:p>
          </table:table-cell>
          <table:table-cell table:style-name="ce150" table:formula="of:=DEC2HEX(HEX2DEC([.I78])+3;4)" office:value-type="string" office:string-value="2201" calcext:value-type="string">
            <text:p>2201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79])+3;4)" office:value-type="string" office:string-value="085C" calcext:value-type="string">
            <text:p>085C</text:p>
          </table:table-cell>
          <table:table-cell table:style-name="ce150" table:formula="of:=DEC2HEX(HEX2DEC([.D79])+3;4)" office:value-type="string" office:string-value="2104" calcext:value-type="string">
            <text:p>2104</text:p>
          </table:table-cell>
          <table:table-cell/>
          <table:table-cell table:style-name="ce108"/>
          <table:table-cell table:style-name="ce146"/>
          <table:table-cell table:style-name="ce150" table:formula="of:=DEC2HEX(HEX2DEC([.H79])+3;4)" office:value-type="string" office:string-value="0FE4" calcext:value-type="string">
            <text:p>0FE4</text:p>
          </table:table-cell>
          <table:table-cell table:style-name="ce150" table:formula="of:=DEC2HEX(HEX2DEC([.I79])+3;4)" office:value-type="string" office:string-value="2204" calcext:value-type="string">
            <text:p>2204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80])+3;4)" office:value-type="string" office:string-value="085F" calcext:value-type="string">
            <text:p>085F</text:p>
          </table:table-cell>
          <table:table-cell table:style-name="ce150" table:formula="of:=DEC2HEX(HEX2DEC([.D80])+3;4)" office:value-type="string" office:string-value="2107" calcext:value-type="string">
            <text:p>2107</text:p>
          </table:table-cell>
          <table:table-cell/>
          <table:table-cell table:style-name="ce108"/>
          <table:table-cell table:style-name="ce146"/>
          <table:table-cell table:style-name="ce150" table:formula="of:=DEC2HEX(HEX2DEC([.H80])+3;4)" office:value-type="string" office:string-value="0FE7" calcext:value-type="string">
            <text:p>0FE7</text:p>
          </table:table-cell>
          <table:table-cell table:style-name="ce150" table:formula="of:=DEC2HEX(HEX2DEC([.I80])+3;4)" office:value-type="string" office:string-value="2207" calcext:value-type="string">
            <text:p>2207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81])+3;4)" office:value-type="string" office:string-value="0862" calcext:value-type="string">
            <text:p>0862</text:p>
          </table:table-cell>
          <table:table-cell table:style-name="ce150" table:formula="of:=DEC2HEX(HEX2DEC([.D81])+3;4)" office:value-type="string" office:string-value="210A" calcext:value-type="string">
            <text:p>210A</text:p>
          </table:table-cell>
          <table:table-cell/>
          <table:table-cell table:style-name="ce108"/>
          <table:table-cell table:style-name="ce146"/>
          <table:table-cell table:style-name="ce150" table:formula="of:=DEC2HEX(HEX2DEC([.H81])+3;4)" office:value-type="string" office:string-value="0FEA" calcext:value-type="string">
            <text:p>0FEA</text:p>
          </table:table-cell>
          <table:table-cell table:style-name="ce150" table:formula="of:=DEC2HEX(HEX2DEC([.I81])+3;4)" office:value-type="string" office:string-value="220A" calcext:value-type="string">
            <text:p>220A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82])+3;4)" office:value-type="string" office:string-value="0865" calcext:value-type="string">
            <text:p>0865</text:p>
          </table:table-cell>
          <table:table-cell table:style-name="ce150" table:formula="of:=DEC2HEX(HEX2DEC([.D82])+3;4)" office:value-type="string" office:string-value="210D" calcext:value-type="string">
            <text:p>210D</text:p>
          </table:table-cell>
          <table:table-cell/>
          <table:table-cell table:style-name="ce108"/>
          <table:table-cell table:style-name="ce146"/>
          <table:table-cell table:style-name="ce150" table:formula="of:=DEC2HEX(HEX2DEC([.H82])+3;4)" office:value-type="string" office:string-value="0FED" calcext:value-type="string">
            <text:p>0FED</text:p>
          </table:table-cell>
          <table:table-cell table:style-name="ce150" table:formula="of:=DEC2HEX(HEX2DEC([.I82])+3;4)" office:value-type="string" office:string-value="220D" calcext:value-type="string">
            <text:p>220D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83])+3;4)" office:value-type="string" office:string-value="0868" calcext:value-type="string">
            <text:p>0868</text:p>
          </table:table-cell>
          <table:table-cell table:style-name="ce150" table:formula="of:=DEC2HEX(HEX2DEC([.D83])+3;4)" office:value-type="string" office:string-value="2110" calcext:value-type="string">
            <text:p>2110</text:p>
          </table:table-cell>
          <table:table-cell/>
          <table:table-cell table:style-name="ce108"/>
          <table:table-cell table:style-name="ce146"/>
          <table:table-cell table:style-name="ce150" table:formula="of:=DEC2HEX(HEX2DEC([.H83])+3;4)" office:value-type="string" office:string-value="0FF0" calcext:value-type="string">
            <text:p>0FF0</text:p>
          </table:table-cell>
          <table:table-cell table:style-name="ce150" table:formula="of:=DEC2HEX(HEX2DEC([.I83])+3;4)" office:value-type="string" office:string-value="2210" calcext:value-type="string">
            <text:p>2210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84])+3;4)" office:value-type="string" office:string-value="086B" calcext:value-type="string">
            <text:p>086B</text:p>
          </table:table-cell>
          <table:table-cell table:style-name="ce150" table:formula="of:=DEC2HEX(HEX2DEC([.D84])+3;4)" office:value-type="string" office:string-value="2113" calcext:value-type="string">
            <text:p>2113</text:p>
          </table:table-cell>
          <table:table-cell/>
          <table:table-cell table:style-name="ce108"/>
          <table:table-cell table:style-name="ce146"/>
          <table:table-cell table:style-name="ce150" table:formula="of:=DEC2HEX(HEX2DEC([.H84])+3;4)" office:value-type="string" office:string-value="0FF3" calcext:value-type="string">
            <text:p>0FF3</text:p>
          </table:table-cell>
          <table:table-cell table:style-name="ce150" table:formula="of:=DEC2HEX(HEX2DEC([.I84])+3;4)" office:value-type="string" office:string-value="2213" calcext:value-type="string">
            <text:p>2213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85])+3;4)" office:value-type="string" office:string-value="086E" calcext:value-type="string">
            <text:p>086E</text:p>
          </table:table-cell>
          <table:table-cell table:style-name="ce150" table:formula="of:=DEC2HEX(HEX2DEC([.D85])+3;4)" office:value-type="string" office:string-value="2116" calcext:value-type="string">
            <text:p>2116</text:p>
          </table:table-cell>
          <table:table-cell/>
          <table:table-cell table:style-name="ce108"/>
          <table:table-cell table:style-name="ce146"/>
          <table:table-cell table:style-name="ce150" table:formula="of:=DEC2HEX(HEX2DEC([.H85])+3;4)" office:value-type="string" office:string-value="0FF6" calcext:value-type="string">
            <text:p>0FF6</text:p>
          </table:table-cell>
          <table:table-cell table:style-name="ce150" table:formula="of:=DEC2HEX(HEX2DEC([.I85])+3;4)" office:value-type="string" office:string-value="2216" calcext:value-type="string">
            <text:p>2216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86])+3;4)" office:value-type="string" office:string-value="0871" calcext:value-type="string">
            <text:p>0871</text:p>
          </table:table-cell>
          <table:table-cell table:style-name="ce150" table:formula="of:=DEC2HEX(HEX2DEC([.D86])+3;4)" office:value-type="string" office:string-value="2119" calcext:value-type="string">
            <text:p>2119</text:p>
          </table:table-cell>
          <table:table-cell/>
          <table:table-cell table:style-name="ce108"/>
          <table:table-cell table:style-name="ce146"/>
          <table:table-cell table:style-name="ce150" table:formula="of:=DEC2HEX(HEX2DEC([.H86])+3;4)" office:value-type="string" office:string-value="0FF9" calcext:value-type="string">
            <text:p>0FF9</text:p>
          </table:table-cell>
          <table:table-cell table:style-name="ce150" table:formula="of:=DEC2HEX(HEX2DEC([.I86])+3;4)" office:value-type="string" office:string-value="2219" calcext:value-type="string">
            <text:p>2219</text:p>
          </table:table-cell>
        </table:table-row>
        <table:table-row table:style-name="ro1">
          <table:table-cell table:style-name="ce108"/>
          <table:table-cell table:style-name="ce146"/>
          <table:table-cell table:style-name="ce150" table:formula="of:=DEC2HEX(HEX2DEC([.C87])+3;4)" office:value-type="string" office:string-value="0874" calcext:value-type="string">
            <text:p>0874</text:p>
          </table:table-cell>
          <table:table-cell table:style-name="ce150" table:formula="of:=DEC2HEX(HEX2DEC([.D87])+3;4)" office:value-type="string" office:string-value="211C" calcext:value-type="string">
            <text:p>211C</text:p>
          </table:table-cell>
          <table:table-cell/>
          <table:table-cell table:style-name="ce108"/>
          <table:table-cell table:style-name="ce146"/>
          <table:table-cell table:style-name="ce150" table:formula="of:=DEC2HEX(HEX2DEC([.H87])+3;4)" office:value-type="string" office:string-value="0FFC" calcext:value-type="string">
            <text:p>0FFC</text:p>
          </table:table-cell>
          <table:table-cell table:style-name="ce150" table:formula="of:=DEC2HEX(HEX2DEC([.I87])+3;4)" office:value-type="string" office:string-value="221C" calcext:value-type="string">
            <text:p>221C</text:p>
          </table:table-cell>
        </table:table-row>
        <table:table-row table:style-name="ro1" table:number-rows-repeated="104848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9:22:50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4-23T19:46:18.939000000</meta:creation-date>
    <dc:date>2022-06-22T19:23:15.144000000</dc:date>
    <meta:editing-duration>P5DT18H33M42S</meta:editing-duration>
    <meta:editing-cycles>152</meta:editing-cycles>
    <meta:generator>LibreOffice/7.1.1.2$Windows_X86_64 LibreOffice_project/fe0b08f4af1bacafe4c7ecc87ce55bb426164676</meta:generator>
    <meta:document-statistic meta:table-count="3" meta:cell-count="557" meta:object-count="0"/>
  </office:meta>
</office:document-meta>
</file>